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10.633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6.525cm"/>
    </style:style>
    <style:style style:name="co5" style:family="table-column">
      <style:table-column-properties fo:break-before="auto" style:column-width="2.612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2.501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os</text:p>
          </table:table-cell>
          <table:table-cell office:value-type="string">
            <text:p>Game</text:p>
          </table:table-cell>
          <table:table-cell office:value-type="string">
            <text:p>Genre</text:p>
          </table:table-cell>
          <table:table-cell office:value-type="string">
            <text:p>Publisher</text:p>
          </table:table-cell>
          <table:table-cell office:value-type="string">
            <text:p>North America</text:p>
          </table:table-cell>
          <table:table-cell office:value-type="string">
            <text:p>Europe</text:p>
          </table:table-cell>
          <table:table-cell office:value-type="string">
            <text:p>Japan</text:p>
          </table:table-cell>
          <table:table-cell office:value-type="string">
            <text:p>Rest of World</text:p>
          </table:table-cell>
          <table:table-cell office:value-type="string">
            <text:p>Global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fia III</text:p>
          </table:table-cell>
          <table:table-cell office:value-type="string">
            <text:p>Action-Adventure</text:p>
          </table:table-cell>
          <table:table-cell office:value-type="string">
            <text:p>2K Games</text:p>
          </table:table-cell>
          <table:table-cell office:value-type="string">
            <text:p>0.54</text:p>
          </table:table-cell>
          <table:table-cell office:value-type="string">
            <text:p>0.48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1.1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Battleborn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2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BioShock The Collection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35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Evolve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orderlands: The Handsome Collection</text:p>
          </table:table-cell>
          <table:table-cell office:value-type="string">
            <text:p>Shooter</text:p>
          </table:table-cell>
          <table:table-cell office:value-type="string">
            <text:p>2K Games</text:p>
          </table:table-cell>
          <table:table-cell office:value-type="string">
            <text:p>0.49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6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WWE 2K17</text:p>
          </table:table-cell>
          <table:table-cell office:value-type="string">
            <text:p>Sports</text:p>
          </table:table-cell>
          <table:table-cell office:value-type="string">
            <text:p>2K Games</text:p>
          </table:table-cell>
          <table:table-cell table:number-columns-repeated="2" office:value-type="string">
            <text:p>0.26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XCOM 2</text:p>
          </table:table-cell>
          <table:table-cell office:value-type="string">
            <text:p>Strategy</text:p>
          </table:table-cell>
          <table:table-cell office:value-type="string">
            <text:p>2K Games</text:p>
          </table:table-cell>
          <table:table-cell office:value-type="string">
            <text:p>0.15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WWE 2K15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0.32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61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WWE 2K18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0.35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NBA 2K14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0.72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4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NBA 2K15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1.39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18</text:p>
          </table:table-cell>
          <table:table-cell office:value-type="string">
            <text:p>1.7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NBA 2K18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1.67</text:p>
          </table:table-cell>
          <table:table-cell office:value-type="string">
            <text:p>0.14</text:p>
          </table:table-cell>
          <table:table-cell office:value-type="float" office:value="0">
            <text:p>0</text:p>
          </table:table-cell>
          <table:table-cell office:value-type="string">
            <text:p>0.21</text:p>
          </table:table-cell>
          <table:table-cell office:value-type="string">
            <text:p>2.0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NBA 2K17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1.7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21</text:p>
          </table:table-cell>
          <table:table-cell office:value-type="string">
            <text:p>2.0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NBA 2K16</text:p>
          </table:table-cell>
          <table:table-cell office:value-type="string">
            <text:p>Sports</text:p>
          </table:table-cell>
          <table:table-cell office:value-type="string">
            <text:p>2K Sports</text:p>
          </table:table-cell>
          <table:table-cell office:value-type="string">
            <text:p>2.01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25</text:p>
          </table:table-cell>
          <table:table-cell office:value-type="string">
            <text:p>2.4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erraria</text:p>
          </table:table-cell>
          <table:table-cell office:value-type="string">
            <text:p>Action</text:p>
          </table:table-cell>
          <table:table-cell office:value-type="string">
            <text:p>505 Games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Dead by Daylight</text:p>
          </table:table-cell>
          <table:table-cell office:value-type="string">
            <text:p>Action</text:p>
          </table:table-cell>
          <table:table-cell office:value-type="string">
            <text:p>505 Games</text:p>
          </table:table-cell>
          <table:table-cell office:value-type="string">
            <text:p>0.08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ABZU</text:p>
          </table:table-cell>
          <table:table-cell office:value-type="string">
            <text:p>Adventure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Don't Starve</text:p>
          </table:table-cell>
          <table:table-cell office:value-type="string">
            <text:p>Adventure</text:p>
          </table:table-cell>
          <table:table-cell office:value-type="string">
            <text:p>505 Games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Brothers: A Tale of Two Sons</text:p>
          </table:table-cell>
          <table:table-cell office:value-type="string">
            <text:p>Adventure</text:p>
          </table:table-cell>
          <table:table-cell office:value-type="string">
            <text:p>505 Games</text:p>
          </table:table-cell>
          <table:table-cell office:value-type="string">
            <text:p>0.04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INSIDE / LIMBO Double Pack</text:p>
          </table:table-cell>
          <table:table-cell office:value-type="string">
            <text:p>Platform</text:p>
          </table:table-cell>
          <table:table-cell office:value-type="string">
            <text:p>505 Games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Redout</text:p>
          </table:table-cell>
          <table:table-cell office:value-type="string">
            <text:p>Racing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Assetto Corsa</text:p>
          </table:table-cell>
          <table:table-cell office:value-type="string">
            <text:p>Racing</text:p>
          </table:table-cell>
          <table:table-cell office:value-type="string">
            <text:p>505 Games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NASCAR Heat 2</text:p>
          </table:table-cell>
          <table:table-cell office:value-type="string">
            <text:p>Racing</text:p>
          </table:table-cell>
          <table:table-cell office:value-type="string">
            <text:p>505 Games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ortal Knights</text:p>
          </table:table-cell>
          <table:table-cell office:value-type="string">
            <text:p>Role-Playing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Raid: World War II</text:p>
          </table:table-cell>
          <table:table-cell office:value-type="string">
            <text:p>Shooter</text:p>
          </table:table-cell>
          <table:table-cell office:value-type="string">
            <text:p>505 Games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ayday 2</text:p>
          </table:table-cell>
          <table:table-cell office:value-type="string">
            <text:p>Shooter</text:p>
          </table:table-cell>
          <table:table-cell office:value-type="string">
            <text:p>505 Games</text:p>
          </table:table-cell>
          <table:table-cell office:value-type="string">
            <text:p>0.14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niper Elite 3</text:p>
          </table:table-cell>
          <table:table-cell office:value-type="string">
            <text:p>Shooter</text:p>
          </table:table-cell>
          <table:table-cell office:value-type="string">
            <text:p>505 Games</text:p>
          </table:table-cell>
          <table:table-cell office:value-type="string">
            <text:p>0.27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tardew Valley</text:p>
          </table:table-cell>
          <table:table-cell office:value-type="string">
            <text:p>Simulation</text:p>
          </table:table-cell>
          <table:table-cell office:value-type="string">
            <text:p>505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Rocket League</text:p>
          </table:table-cell>
          <table:table-cell office:value-type="string">
            <text:p>Sports</text:p>
          </table:table-cell>
          <table:table-cell office:value-type="string">
            <text:p>505 Games</text:p>
          </table:table-cell>
          <table:table-cell office:value-type="string">
            <text:p>0.52</text:p>
          </table:table-cell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string">
            <text:p>0.11</text:p>
          </table:table-cell>
          <table:table-cell office:value-type="string">
            <text:p>1.38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Geometry Wars 3: Dimensions Evolved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Teenage Mutant Ninja Turtles: Mutants in Manhattan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Ghostbusters (2016)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rototype: Biohazard Bundle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Transformers: Devastation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1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eadpool</text:p>
          </table:table-cell>
          <table:table-cell office:value-type="string">
            <text:p>Action</text:p>
          </table:table-cell>
          <table:table-cell office:value-type="string">
            <text:p>Activision</text:p>
          </table:table-cell>
          <table:table-cell office:value-type="string">
            <text:p>0.17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The Amazing Spider-Man 2 (2014)</text:p>
          </table:table-cell>
          <table:table-cell office:value-type="string">
            <text:p>Action-Adventure</text:p>
          </table:table-cell>
          <table:table-cell office:value-type="string">
            <text:p>Activision</text:p>
          </table:table-cell>
          <table:table-cell office:value-type="string">
            <text:p>0.12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kylanders: SuperChargers</text:p>
          </table:table-cell>
          <table:table-cell office:value-type="string">
            <text:p>Action-Adventure</text:p>
          </table:table-cell>
          <table:table-cell office:value-type="string">
            <text:p>Activision</text:p>
          </table:table-cell>
          <table:table-cell office:value-type="string">
            <text:p>0.31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King's Quest: The Complete Collection</text:p>
          </table:table-cell>
          <table:table-cell office:value-type="string">
            <text:p>Adventure</text:p>
          </table:table-cell>
          <table:table-cell office:value-type="string">
            <text:p>Activision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kylanders SWAP Force</text:p>
          </table:table-cell>
          <table:table-cell office:value-type="string">
            <text:p>Misc</text:p>
          </table:table-cell>
          <table:table-cell office:value-type="string">
            <text:p>Activision</text:p>
          </table:table-cell>
          <table:table-cell office:value-type="string">
            <text:p>0.25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uitar Hero Live</text:p>
          </table:table-cell>
          <table:table-cell office:value-type="string">
            <text:p>Music</text:p>
          </table:table-cell>
          <table:table-cell office:value-type="string">
            <text:p>Activision</text:p>
          </table:table-cell>
          <table:table-cell office:value-type="string">
            <text:p>0.52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kylanders Imaginators</text:p>
          </table:table-cell>
          <table:table-cell office:value-type="string">
            <text:p>Platform</text:p>
          </table:table-cell>
          <table:table-cell office:value-type="string">
            <text:p>Activision</text:p>
          </table:table-cell>
          <table:table-cell office:value-type="string">
            <text:p>0.19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kylanders: Trap Team</text:p>
          </table:table-cell>
          <table:table-cell office:value-type="string">
            <text:p>Platform</text:p>
          </table:table-cell>
          <table:table-cell office:value-type="string">
            <text:p>Activision</text:p>
          </table:table-cell>
          <table:table-cell office:value-type="string">
            <text:p>0.34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Angry Birds: Star Wars</text:p>
          </table:table-cell>
          <table:table-cell office:value-type="string">
            <text:p>Puzzle</text:p>
          </table:table-cell>
          <table:table-cell office:value-type="string">
            <text:p>Activision</text:p>
          </table:table-cell>
          <table:table-cell office:value-type="string">
            <text:p>0.11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Transformer: Rise of the Dark Spark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1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Call of Duty: Modern Warfare Remastered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16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Destiny: The Collection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25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estiny: The Taken King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0.91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12</text:p>
          </table:table-cell>
          <table:table-cell office:value-type="string">
            <text:p>1.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estiny 2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1.66</text:p>
          </table:table-cell>
          <table:table-cell office:value-type="string">
            <text:p>0.47</text:p>
          </table:table-cell>
          <table:table-cell office:value-type="float" office:value="0">
            <text:p>0</text:p>
          </table:table-cell>
          <table:table-cell office:value-type="string">
            <text:p>0.23</text:p>
          </table:table-cell>
          <table:table-cell office:value-type="string">
            <text:p>2.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ll of Duty: Ghosts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1.92</text:p>
          </table:table-cell>
          <table:table-cell office:value-type="string">
            <text:p>0.86</text:p>
          </table:table-cell>
          <table:table-cell office:value-type="float" office:value="0">
            <text:p>0</text:p>
          </table:table-cell>
          <table:table-cell office:value-type="string">
            <text:p>0.28</text:p>
          </table:table-cell>
          <table:table-cell office:value-type="string">
            <text:p>3.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stiny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2.17</text:p>
          </table:table-cell>
          <table:table-cell office:value-type="string">
            <text:p>0.92</text:p>
          </table:table-cell>
          <table:table-cell office:value-type="float" office:value="0">
            <text:p>0</text:p>
          </table:table-cell>
          <table:table-cell office:value-type="string">
            <text:p>0.32</text:p>
          </table:table-cell>
          <table:table-cell office:value-type="string">
            <text:p>3.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ll of Duty: Infinite Warfare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2.91</text:p>
          </table:table-cell>
          <table:table-cell office:value-type="string">
            <text:p>1.44</text:p>
          </table:table-cell>
          <table:table-cell office:value-type="float" office:value="0">
            <text:p>0</text:p>
          </table:table-cell>
          <table:table-cell office:value-type="string">
            <text:p>0.44</text:p>
          </table:table-cell>
          <table:table-cell office:value-type="string">
            <text:p>4.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ll of Duty: Advanced Warfare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3.25</text:p>
          </table:table-cell>
          <table:table-cell office:value-type="string">
            <text:p>1.49</text:p>
          </table:table-cell>
          <table:table-cell office:value-type="string">
            <text:p>0.01</text:p>
          </table:table-cell>
          <table:table-cell office:value-type="string">
            <text:p>0.48</text:p>
          </table:table-cell>
          <table:table-cell office:value-type="string">
            <text:p>5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ll of Duty: WWII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3.75</text:p>
          </table:table-cell>
          <table:table-cell office:value-type="string">
            <text:p>1.91</text:p>
          </table:table-cell>
          <table:table-cell office:value-type="float" office:value="0">
            <text:p>0</text:p>
          </table:table-cell>
          <table:table-cell office:value-type="string">
            <text:p>0.57</text:p>
          </table:table-cell>
          <table:table-cell office:value-type="string">
            <text:p>6.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l of Duty: Black Ops 3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4.63</text:p>
          </table:table-cell>
          <table:table-cell office:value-type="string">
            <text:p>2.04</text:p>
          </table:table-cell>
          <table:table-cell office:value-type="string">
            <text:p>0.02</text:p>
          </table:table-cell>
          <table:table-cell office:value-type="string">
            <text:p>0.68</text:p>
          </table:table-cell>
          <table:table-cell office:value-type="string">
            <text:p>7.3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Tony Hawk's Pro Skater 5</text:p>
          </table:table-cell>
          <table:table-cell office:value-type="string">
            <text:p>Sports</text:p>
          </table:table-cell>
          <table:table-cell office:value-type="string">
            <text:p>Activision</text:p>
          </table:table-cell>
          <table:table-cell office:value-type="string">
            <text:p>0.1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tari Flashback Classics: Volume 1</text:p>
          </table:table-cell>
          <table:table-cell office:value-type="string">
            <text:p>Misc</text:p>
          </table:table-cell>
          <table:table-cell office:value-type="string">
            <text:p>Atari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tari Flashback Classics: Volume 2</text:p>
          </table:table-cell>
          <table:table-cell office:value-type="string">
            <text:p>Misc</text:p>
          </table:table-cell>
          <table:table-cell office:value-type="string">
            <text:p>Atari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aruto to Boruto: Shinobi Striker</text:p>
          </table:table-cell>
          <table:table-cell office:value-type="string">
            <text:p>Action</text:p>
          </table:table-cell>
          <table:table-cell office:value-type="string">
            <text:p>Bandai Namco Games</text:p>
          </table:table-cell>
          <table:table-cell office:value-type="string">
            <text:p>0.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roject CARS</text:p>
          </table:table-cell>
          <table:table-cell office:value-type="string">
            <text:p>Racing</text:p>
          </table:table-cell>
          <table:table-cell office:value-type="string">
            <text:p>Bandai Namco Games</text:p>
          </table:table-cell>
          <table:table-cell office:value-type="string">
            <text:p>0.21</text:p>
          </table:table-cell>
          <table:table-cell office:value-type="string">
            <text:p>0.16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Dishonored: Death of the Outsider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07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Dishonored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13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The Evil Within II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25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ishonored 2</text:p>
          </table:table-cell>
          <table:table-cell office:value-type="string">
            <text:p>Action</text:p>
          </table:table-cell>
          <table:table-cell office:value-type="string">
            <text:p>Bethesda Softworks</text:p>
          </table:table-cell>
          <table:table-cell office:value-type="string">
            <text:p>0.47</text:p>
          </table:table-cell>
          <table:table-cell office:value-type="string">
            <text:p>0.31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The Evil Within</text:p>
          </table:table-cell>
          <table:table-cell office:value-type="string">
            <text:p>Misc</text:p>
          </table:table-cell>
          <table:table-cell office:value-type="string">
            <text:p>Bethesda Softworks</text:p>
          </table:table-cell>
          <table:table-cell office:value-type="string">
            <text:p>0.36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The Elder Scrolls Online: Morrowind</text:p>
          </table:table-cell>
          <table:table-cell office:value-type="string">
            <text:p>MMO</text:p>
          </table:table-cell>
          <table:table-cell office:value-type="string">
            <text:p>Bethesda Softworks</text:p>
          </table:table-cell>
          <table:table-cell office:value-type="string">
            <text:p>0.09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The Elder Scrolls Online</text:p>
          </table:table-cell>
          <table:table-cell office:value-type="string">
            <text:p>MMO</text:p>
          </table:table-cell>
          <table:table-cell office:value-type="string">
            <text:p>Bethesda Softworks</text:p>
          </table:table-cell>
          <table:table-cell office:value-type="string">
            <text:p>0.86</text:p>
          </table:table-cell>
          <table:table-cell office:value-type="string">
            <text:p>0.39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3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he Elder Scrolls V: Skyrim</text:p>
          </table:table-cell>
          <table:table-cell office:value-type="string">
            <text:p>Role-Playing</text:p>
          </table:table-cell>
          <table:table-cell office:value-type="string">
            <text:p>Bethesda Softworks</text:p>
          </table:table-cell>
          <table:table-cell office:value-type="string">
            <text:p>1.13</text:p>
          </table:table-cell>
          <table:table-cell office:value-type="string">
            <text:p>0.53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llout 4</text:p>
          </table:table-cell>
          <table:table-cell office:value-type="string">
            <text:p>Role-Playing</text:p>
          </table:table-cell>
          <table:table-cell office:value-type="string">
            <text:p>Bethesda Softworks</text:p>
          </table:table-cell>
          <table:table-cell office:value-type="string">
            <text:p>2.94</text:p>
          </table:table-cell>
          <table:table-cell office:value-type="string">
            <text:p>1.62</text:p>
          </table:table-cell>
          <table:table-cell office:value-type="string">
            <text:p>0.02</text:p>
          </table:table-cell>
          <table:table-cell office:value-type="string">
            <text:p>0.45</text:p>
          </table:table-cell>
          <table:table-cell office:value-type="string">
            <text:p>5.0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Wolfenstein The Two Pack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Wolfenstein: The Old Blood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table:number-columns-repeated="2"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rey (2017)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21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Wolfenstein II: The New Colossus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45</text:p>
          </table:table-cell>
          <table:table-cell office:value-type="string">
            <text:p>0.19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olfenstein: The New Order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39</text:p>
          </table:table-cell>
          <table:table-cell office:value-type="string">
            <text:p>0.3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oom (2016)</text:p>
          </table:table-cell>
          <table:table-cell office:value-type="string">
            <text:p>Shooter</text:p>
          </table:table-cell>
          <table:table-cell office:value-type="string">
            <text:p>Bethesda Softworks</text:p>
          </table:table-cell>
          <table:table-cell office:value-type="string">
            <text:p>0.76</text:p>
          </table:table-cell>
          <table:table-cell office:value-type="string">
            <text:p>0.57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4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herlock Holmes: The Devil's Daughter</text:p>
          </table:table-cell>
          <table:table-cell office:value-type="string">
            <text:p>Adventure</text:p>
          </table:table-cell>
          <table:table-cell office:value-type="string">
            <text:p>Bigben Interactive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FlatOut 4: Total Insanity</text:p>
          </table:table-cell>
          <table:table-cell office:value-type="string">
            <text:p>Racing</text:p>
          </table:table-cell>
          <table:table-cell office:value-type="string">
            <text:p>Bigben Interactive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WRC 5: FIA World Rally Championship</text:p>
          </table:table-cell>
          <table:table-cell office:value-type="string">
            <text:p>Racing</text:p>
          </table:table-cell>
          <table:table-cell office:value-type="string">
            <text:p>Bigben Interactive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RC 7</text:p>
          </table:table-cell>
          <table:table-cell office:value-type="string">
            <text:p>Racing</text:p>
          </table:table-cell>
          <table:table-cell office:value-type="string">
            <text:p>Bigben Interactive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unting Simulator</text:p>
          </table:table-cell>
          <table:table-cell office:value-type="string">
            <text:p>Shooter</text:p>
          </table:table-cell>
          <table:table-cell office:value-type="string">
            <text:p>Bigben Interactive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Rugby World Cup 2015</text:p>
          </table:table-cell>
          <table:table-cell office:value-type="string">
            <text:p>Sports</text:p>
          </table:table-cell>
          <table:table-cell office:value-type="string">
            <text:p>Bigben Interactive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Rugby 15</text:p>
          </table:table-cell>
          <table:table-cell office:value-type="string">
            <text:p>Sports</text:p>
          </table:table-cell>
          <table:table-cell office:value-type="string">
            <text:p>Bigben Interactive</text:p>
          </table:table-cell>
          <table:table-cell office:value-type="string">
            <text:p>0.03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iablo III</text:p>
          </table:table-cell>
          <table:table-cell office:value-type="string">
            <text:p>Role-Playing</text:p>
          </table:table-cell>
          <table:table-cell office:value-type="string">
            <text:p>Blizzard Entertainment</text:p>
          </table:table-cell>
          <table:table-cell office:value-type="string">
            <text:p>0.62</text:p>
          </table:table-cell>
          <table:table-cell office:value-type="string">
            <text:p>0.32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1.0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verwatch</text:p>
          </table:table-cell>
          <table:table-cell office:value-type="string">
            <text:p>Shooter</text:p>
          </table:table-cell>
          <table:table-cell office:value-type="string">
            <text:p>Blizzard Entertainment</text:p>
          </table:table-cell>
          <table:table-cell office:value-type="string">
            <text:p>1.63</text:p>
          </table:table-cell>
          <table:table-cell office:value-type="string">
            <text:p>0.84</text:p>
          </table:table-cell>
          <table:table-cell office:value-type="float" office:value="0">
            <text:p>0</text:p>
          </table:table-cell>
          <table:table-cell office:value-type="string">
            <text:p>0.25</text:p>
          </table:table-cell>
          <table:table-cell office:value-type="string">
            <text:p>2.7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Resident Evil: Revelations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ega Man Legacy Collection 2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Resident Evil 5 HD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ead Rising 2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ead Rising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Okami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Resident Evil: Revelations 2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DmC: Devil May Cry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09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Resident Evil VII: Biohazard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51</text:p>
          </table:table-cell>
          <table:table-cell office:value-type="string">
            <text:p>0.3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onster Hunter: World</text:p>
          </table:table-cell>
          <table:table-cell office:value-type="string">
            <text:p>Action</text:p>
          </table:table-cell>
          <table:table-cell office:value-type="string">
            <text:p>Capcom</text:p>
          </table:table-cell>
          <table:table-cell office:value-type="string">
            <text:p>0.67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Resident Evil 4 HD</text:p>
          </table:table-cell>
          <table:table-cell office:value-type="string">
            <text:p>Action-Adventure</text:p>
          </table:table-cell>
          <table:table-cell office:value-type="string">
            <text:p>Capcom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esident Evil Zero</text:p>
          </table:table-cell>
          <table:table-cell office:value-type="string">
            <text:p>Action-Adventure</text:p>
          </table:table-cell>
          <table:table-cell office:value-type="string">
            <text:p>Capcom</text:p>
          </table:table-cell>
          <table:table-cell office:value-type="string">
            <text:p>0.07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Ultimate Marvel vs. Capcom 3</text:p>
          </table:table-cell>
          <table:table-cell office:value-type="string">
            <text:p>Fighting</text:p>
          </table:table-cell>
          <table:table-cell office:value-type="string">
            <text:p>Capcom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arvel vs. Capcom: Infinite</text:p>
          </table:table-cell>
          <table:table-cell office:value-type="string">
            <text:p>Fighting</text:p>
          </table:table-cell>
          <table:table-cell office:value-type="string">
            <text:p>Capcom</text:p>
          </table:table-cell>
          <table:table-cell office:value-type="string">
            <text:p>0.26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Dragon's Dogma</text:p>
          </table:table-cell>
          <table:table-cell office:value-type="string">
            <text:p>Role-Playing</text:p>
          </table:table-cell>
          <table:table-cell office:value-type="string">
            <text:p>Capcom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Resident Evil 6</text:p>
          </table:table-cell>
          <table:table-cell office:value-type="string">
            <text:p>Shooter</text:p>
          </table:table-cell>
          <table:table-cell office:value-type="string">
            <text:p>Capcom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icro Machines: World Series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02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DiRT Rally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12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1 2016 (Codemasters)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09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DiRT 4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11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F1 2015</text:p>
          </table:table-cell>
          <table:table-cell office:value-type="string">
            <text:p>Racing</text:p>
          </table:table-cell>
          <table:table-cell office:value-type="string">
            <text:p>Codemasters</text:p>
          </table:table-cell>
          <table:table-cell office:value-type="string">
            <text:p>0.09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aints Row: Gat out of Hell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Dead Island Definitive Collection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Agents of Mayhem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string">
            <text:p>0.07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aints Row IV</text:p>
          </table:table-cell>
          <table:table-cell office:value-type="string">
            <text:p>Action</text:p>
          </table:table-cell>
          <table:table-cell office:value-type="string">
            <text:p>Deep Silver</text:p>
          </table:table-cell>
          <table:table-cell office:value-type="string">
            <text:p>0.13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ighty No. 9</text:p>
          </table:table-cell>
          <table:table-cell office:value-type="string">
            <text:p>Platform</text:p>
          </table:table-cell>
          <table:table-cell office:value-type="string">
            <text:p>Deep Silver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Valkyria: Azure Revolution</text:p>
          </table:table-cell>
          <table:table-cell office:value-type="string">
            <text:p>Role-Playing</text:p>
          </table:table-cell>
          <table:table-cell office:value-type="string">
            <text:p>Deep Silver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Wasteland 2</text:p>
          </table:table-cell>
          <table:table-cell office:value-type="string">
            <text:p>Role-Playing</text:p>
          </table:table-cell>
          <table:table-cell office:value-type="string">
            <text:p>Deep Silver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Kingdom Come: Deliverance</text:p>
          </table:table-cell>
          <table:table-cell office:value-type="string">
            <text:p>Role-Playing</text:p>
          </table:table-cell>
          <table:table-cell office:value-type="string">
            <text:p>Deep Silver</text:p>
          </table:table-cell>
          <table:table-cell office:value-type="string">
            <text:p>0.14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Homefront: The Revolution</text:p>
          </table:table-cell>
          <table:table-cell office:value-type="string">
            <text:p>Shooter</text:p>
          </table:table-cell>
          <table:table-cell office:value-type="string">
            <text:p>Deep Silver</text:p>
          </table:table-cell>
          <table:table-cell office:value-type="string">
            <text:p>0.1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ETRO 2033</text:p>
          </table:table-cell>
          <table:table-cell office:value-type="string">
            <text:p>Shooter</text:p>
          </table:table-cell>
          <table:table-cell office:value-type="string">
            <text:p>Deep Silver</text:p>
          </table:table-cell>
          <table:table-cell office:value-type="string">
            <text:p>0.15</text:p>
          </table:table-cell>
          <table:table-cell office:value-type="string">
            <text:p>0.14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Cities: Skylines</text:p>
          </table:table-cell>
          <table:table-cell office:value-type="string">
            <text:p>Simulation</text:p>
          </table:table-cell>
          <table:table-cell office:value-type="string">
            <text:p>Deep Silver</text:p>
          </table:table-cell>
          <table:table-cell office:value-type="string">
            <text:p>0.13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Disney Infinity 3.0</text:p>
          </table:table-cell>
          <table:table-cell office:value-type="string">
            <text:p>Action</text:p>
          </table:table-cell>
          <table:table-cell office:value-type="string">
            <text:p>Disney Interactive Studios</text:p>
          </table:table-cell>
          <table:table-cell office:value-type="string">
            <text:p>0.3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Disney Infinity 2.0: Marvel Super Heroes</text:p>
          </table:table-cell>
          <table:table-cell office:value-type="string">
            <text:p>Action-Adventure</text:p>
          </table:table-cell>
          <table:table-cell office:value-type="string">
            <text:p>Disney Interactive Studios</text:p>
          </table:table-cell>
          <table:table-cell office:value-type="string">
            <text:p>0.35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antasia: Music Evolved</text:p>
          </table:table-cell>
          <table:table-cell office:value-type="string">
            <text:p>Music</text:p>
          </table:table-cell>
          <table:table-cell office:value-type="string">
            <text:p>Disney Interactive Studios</text:p>
          </table:table-cell>
          <table:table-cell office:value-type="string">
            <text:p>0.14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BA Live 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11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NBA Live 18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NBA Live 14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19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NHL 18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2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NHL 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2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2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EA Sports UFC 3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4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HL 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41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1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NHL 17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52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EA Sports UFC 2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36</text:p>
          </table:table-cell>
          <table:table-cell office:value-type="string">
            <text:p>0.19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adden NFL 2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69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IFA Soccer 14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44</text:p>
          </table:table-cell>
          <table:table-cell office:value-type="string">
            <text:p>0.78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3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dden NFL 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1.34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dden NFL 18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1.63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1.9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FIFA 15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64</text:p>
          </table:table-cell>
          <table:table-cell office:value-type="string">
            <text:p>1.39</text:p>
          </table:table-cell>
          <table:table-cell office:value-type="float" office:value="0">
            <text:p>0</text:p>
          </table:table-cell>
          <table:table-cell office:value-type="string">
            <text:p>0.16</text:p>
          </table:table-cell>
          <table:table-cell office:value-type="string">
            <text:p>2.1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dden NFL 17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2.14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26</text:p>
          </table:table-cell>
          <table:table-cell office:value-type="string">
            <text:p>2.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dden NFL 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2.13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26</text:p>
          </table:table-cell>
          <table:table-cell office:value-type="string">
            <text:p>2.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IFA 18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98</text:p>
          </table:table-cell>
          <table:table-cell office:value-type="string">
            <text:p>1.92</text:p>
          </table:table-cell>
          <table:table-cell office:value-type="float" office:value="0">
            <text:p>0</text:p>
          </table:table-cell>
          <table:table-cell office:value-type="string">
            <text:p>0.23</text:p>
          </table:table-cell>
          <table:table-cell office:value-type="string">
            <text:p>3.1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IFA 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92</text:p>
          </table:table-cell>
          <table:table-cell office:value-type="string">
            <text:p>2.1</text:p>
          </table:table-cell>
          <table:table-cell office:value-type="float" office:value="0">
            <text:p>0</text:p>
          </table:table-cell>
          <table:table-cell office:value-type="string">
            <text:p>0.24</text:p>
          </table:table-cell>
          <table:table-cell office:value-type="string">
            <text:p>3.2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A Way Out</text:p>
          </table:table-cell>
          <table:table-cell office:value-type="string">
            <text:p>Action</text:p>
          </table:table-cell>
          <table:table-cell office:value-type="string">
            <text:p>Electronic Arts</text:p>
          </table:table-cell>
          <table:table-cell office:value-type="string">
            <text:p>0.17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A Sports UFC</text:p>
          </table:table-cell>
          <table:table-cell office:value-type="string">
            <text:p>Fighting</text:p>
          </table:table-cell>
          <table:table-cell office:value-type="string">
            <text:p>Electronic Arts</text:p>
          </table:table-cell>
          <table:table-cell office:value-type="string">
            <text:p>0.3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irror's Edge 2</text:p>
          </table:table-cell>
          <table:table-cell office:value-type="string">
            <text:p>Platform</text:p>
          </table:table-cell>
          <table:table-cell office:value-type="string">
            <text:p>Electronic Arts</text:p>
          </table:table-cell>
          <table:table-cell office:value-type="string">
            <text:p>0.11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eed for Speed Rivals</text:p>
          </table:table-cell>
          <table:table-cell office:value-type="string">
            <text:p>Racing</text:p>
          </table:table-cell>
          <table:table-cell office:value-type="string">
            <text:p>Electronic Arts</text:p>
          </table:table-cell>
          <table:table-cell office:value-type="string">
            <text:p>0.45</text:p>
          </table:table-cell>
          <table:table-cell office:value-type="string">
            <text:p>0.19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eed for Speed: Payback</text:p>
          </table:table-cell>
          <table:table-cell office:value-type="string">
            <text:p>Racing</text:p>
          </table:table-cell>
          <table:table-cell office:value-type="string">
            <text:p>Electronic Arts</text:p>
          </table:table-cell>
          <table:table-cell office:value-type="string">
            <text:p>0.42</text:p>
          </table:table-cell>
          <table:table-cell office:value-type="string">
            <text:p>0.24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eed for Speed (2015)</text:p>
          </table:table-cell>
          <table:table-cell office:value-type="string">
            <text:p>Racing</text:p>
          </table:table-cell>
          <table:table-cell office:value-type="string">
            <text:p>Electronic Arts</text:p>
          </table:table-cell>
          <table:table-cell office:value-type="string">
            <text:p>0.35</text:p>
          </table:table-cell>
          <table:table-cell office:value-type="string">
            <text:p>0.33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Mass Effect: Andromeda</text:p>
          </table:table-cell>
          <table:table-cell office:value-type="string">
            <text:p>Role-Playing</text:p>
          </table:table-cell>
          <table:table-cell office:value-type="string">
            <text:p>Electronic Arts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Dragon Age III: Inquisition</text:p>
          </table:table-cell>
          <table:table-cell office:value-type="string">
            <text:p>Role-Playing</text:p>
          </table:table-cell>
          <table:table-cell office:value-type="string">
            <text:p>Electronic Arts</text:p>
          </table:table-cell>
          <table:table-cell office:value-type="string">
            <text:p>0.63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lants vs Zombies: Garden Warfare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39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lants vs. Zombies: Garden Warfare 2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47</text:p>
          </table:table-cell>
          <table:table-cell office:value-type="string">
            <text:p>0.32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attlefield: Hardline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73</text:p>
          </table:table-cell>
          <table:table-cell office:value-type="string">
            <text:p>0.39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  <table:table-cell office:value-type="string">
            <text:p>1.2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itanfall 2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0.88</text:p>
          </table:table-cell>
          <table:table-cell office:value-type="string">
            <text:p>0.37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3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tar Wars Battlefront II (2017)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1.15</text:p>
          </table:table-cell>
          <table:table-cell office:value-type="string">
            <text:p>0.59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9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attlefield 4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1.26</text:p>
          </table:table-cell>
          <table:table-cell office:value-type="string">
            <text:p>0.65</text:p>
          </table:table-cell>
          <table:table-cell office:value-type="float" office:value="0">
            <text:p>0</text:p>
          </table:table-cell>
          <table:table-cell office:value-type="string">
            <text:p>0.19</text:p>
          </table:table-cell>
          <table:table-cell office:value-type="string">
            <text:p>2.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itanfall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1.88</text:p>
          </table:table-cell>
          <table:table-cell office:value-type="string">
            <text:p>0.91</text:p>
          </table:table-cell>
          <table:table-cell office:value-type="string">
            <text:p>0.04</text:p>
          </table:table-cell>
          <table:table-cell office:value-type="string">
            <text:p>0.28</text:p>
          </table:table-cell>
          <table:table-cell office:value-type="string">
            <text:p>3.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tar Wars Battlefront (2015)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2.49</text:p>
          </table:table-cell>
          <table:table-cell office:value-type="string">
            <text:p>1.26</text:p>
          </table:table-cell>
          <table:table-cell office:value-type="string">
            <text:p>0.02</text:p>
          </table:table-cell>
          <table:table-cell office:value-type="string">
            <text:p>0.38</text:p>
          </table:table-cell>
          <table:table-cell office:value-type="string">
            <text:p>4.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ttlefield 1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3.37</text:p>
          </table:table-cell>
          <table:table-cell office:value-type="string">
            <text:p>1.26</text:p>
          </table:table-cell>
          <table:table-cell office:value-type="string">
            <text:p>0.02</text:p>
          </table:table-cell>
          <table:table-cell office:value-type="string">
            <text:p>0.48</text:p>
          </table:table-cell>
          <table:table-cell office:value-type="string">
            <text:p>5.1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he Sims 4</text:p>
          </table:table-cell>
          <table:table-cell office:value-type="string">
            <text:p>Simulation</text:p>
          </table:table-cell>
          <table:table-cell office:value-type="string">
            <text:p>Electronic Arts</text:p>
          </table:table-cell>
          <table:table-cell office:value-type="string">
            <text:p>0.42</text:p>
          </table:table-cell>
          <table:table-cell office:value-type="string">
            <text:p>0.24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NBA Live 15</text:p>
          </table:table-cell>
          <table:table-cell office:value-type="string">
            <text:p>Sports</text:p>
          </table:table-cell>
          <table:table-cell office:value-type="string">
            <text:p>Electronic Arts</text:p>
          </table:table-cell>
          <table:table-cell office:value-type="string">
            <text:p>0.18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Rory McIlroy PGA Tour</text:p>
          </table:table-cell>
          <table:table-cell office:value-type="string">
            <text:p>Sports</text:p>
          </table:table-cell>
          <table:table-cell office:value-type="string">
            <text:p>Electronic Arts</text:p>
          </table:table-cell>
          <table:table-cell office:value-type="string">
            <text:p>0.16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FA 17</text:p>
          </table:table-cell>
          <table:table-cell office:value-type="string">
            <text:p>Sports</text:p>
          </table:table-cell>
          <table:table-cell office:value-type="string">
            <text:p>Electronic Arts</text:p>
          </table:table-cell>
          <table:table-cell office:value-type="string">
            <text:p>1.04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0.27</text:p>
          </table:table-cell>
          <table:table-cell office:value-type="string">
            <text:p>3.7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tyx: Shards of Darknes</text:p>
          </table:table-cell>
          <table:table-cell office:value-type="string">
            <text:p>Action</text:p>
          </table:table-cell>
          <table:table-cell office:value-type="string">
            <text:p>Focus Home Interactive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herlock Holmes: Crimes &amp; Punishments</text:p>
          </table:table-cell>
          <table:table-cell office:value-type="string">
            <text:p>Adventure</text:p>
          </table:table-cell>
          <table:table-cell office:value-type="string">
            <text:p>Focus Home Interactive</text:p>
          </table:table-cell>
          <table:table-cell office:value-type="string">
            <text:p>0.03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he Technomancer</text:p>
          </table:table-cell>
          <table:table-cell office:value-type="string">
            <text:p>Role-Playing</text:p>
          </table:table-cell>
          <table:table-cell office:value-type="string">
            <text:p>Focus Home Interactive</text:p>
          </table:table-cell>
          <table:table-cell office:value-type="string">
            <text:p>0.03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Divinity: Original Sin</text:p>
          </table:table-cell>
          <table:table-cell office:value-type="string">
            <text:p>Role-Playing</text:p>
          </table:table-cell>
          <table:table-cell office:value-type="string">
            <text:p>Focus Home Interactive</text:p>
          </table:table-cell>
          <table:table-cell office:value-type="string">
            <text:p>0.06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Vampyr</text:p>
          </table:table-cell>
          <table:table-cell office:value-type="string">
            <text:p>Role-Playing</text:p>
          </table:table-cell>
          <table:table-cell office:value-type="string">
            <text:p>Focus Home Interactive</text:p>
          </table:table-cell>
          <table:table-cell office:value-type="string">
            <text:p>0.07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Le Tour de France 2017</text:p>
          </table:table-cell>
          <table:table-cell office:value-type="string">
            <text:p>Simulation</text:p>
          </table:table-cell>
          <table:table-cell office:value-type="string">
            <text:p>Focus Home Interactive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pintires: MudRunner</text:p>
          </table:table-cell>
          <table:table-cell office:value-type="string">
            <text:p>Simulation</text:p>
          </table:table-cell>
          <table:table-cell office:value-type="string">
            <text:p>Focus Home Interactive</text:p>
          </table:table-cell>
          <table:table-cell office:value-type="string">
            <text:p>0.1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arming Simulator 17</text:p>
          </table:table-cell>
          <table:table-cell office:value-type="string">
            <text:p>Simulation</text:p>
          </table:table-cell>
          <table:table-cell office:value-type="string">
            <text:p>Focus Home Interactive</text:p>
          </table:table-cell>
          <table:table-cell office:value-type="string">
            <text:p>0.19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Monster Jam: Crush It</text:p>
          </table:table-cell>
          <table:table-cell office:value-type="string">
            <text:p>Racing</text:p>
          </table:table-cell>
          <table:table-cell office:value-type="string">
            <text:p>GameMill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Big Buck Hunter Arcade</text:p>
          </table:table-cell>
          <table:table-cell office:value-type="string">
            <text:p>Shooter</text:p>
          </table:table-cell>
          <table:table-cell office:value-type="string">
            <text:p>GameMill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Rapala Fishing Pro Series</text:p>
          </table:table-cell>
          <table:table-cell office:value-type="string">
            <text:p>Simulation</text:p>
          </table:table-cell>
          <table:table-cell office:value-type="string">
            <text:p>GameMill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Hello Neighbor</text:p>
          </table:table-cell>
          <table:table-cell office:value-type="string">
            <text:p>Action</text:p>
          </table:table-cell>
          <table:table-cell office:value-type="string">
            <text:p>Gearbox Software</text:p>
          </table:table-cell>
          <table:table-cell office:value-type="string">
            <text:p>0.27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ortnite</text:p>
          </table:table-cell>
          <table:table-cell office:value-type="string">
            <text:p>Action</text:p>
          </table:table-cell>
          <table:table-cell office:value-type="string">
            <text:p>Gearbox Software</text:p>
          </table:table-cell>
          <table:table-cell office:value-type="string">
            <text:p>0.6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7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We Happy Few</text:p>
          </table:table-cell>
          <table:table-cell office:value-type="string">
            <text:p>Action-Adventure</text:p>
          </table:table-cell>
          <table:table-cell office:value-type="string">
            <text:p>Gearbox Software</text:p>
          </table:table-cell>
          <table:table-cell office:value-type="string">
            <text:p>0.07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Bulletstorm: Full Clip Edition</text:p>
          </table:table-cell>
          <table:table-cell office:value-type="string">
            <text:p>Shooter</text:p>
          </table:table-cell>
          <table:table-cell office:value-type="string">
            <text:p>Gearbox Software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Duke Nukem 3D: 20th Anniversary World Tour</text:p>
          </table:table-cell>
          <table:table-cell office:value-type="string">
            <text:p>Shooter</text:p>
          </table:table-cell>
          <table:table-cell office:value-type="string">
            <text:p>Gearbox Software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Vikings: Wolves of Midgard</text:p>
          </table:table-cell>
          <table:table-cell office:value-type="string">
            <text:p>Action</text:p>
          </table:table-cell>
          <table:table-cell office:value-type="string">
            <text:p>Kalypso Media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The Pillars of the Earth</text:p>
          </table:table-cell>
          <table:table-cell office:value-type="string">
            <text:p>Adventure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The Inner World: The Last Wind Monk</text:p>
          </table:table-cell>
          <table:table-cell office:value-type="string">
            <text:p>Puzzle</text:p>
          </table:table-cell>
          <table:table-cell office:value-type="string">
            <text:p>Kalypso Media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Tropico 5</text:p>
          </table:table-cell>
          <table:table-cell office:value-type="string">
            <text:p>Simulation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hadow Tactics: Blades of the Shogun</text:p>
          </table:table-cell>
          <table:table-cell office:value-type="string">
            <text:p>Strategy</text:p>
          </table:table-cell>
          <table:table-cell office:value-type="string">
            <text:p>Kalypso Media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ungeons 3</text:p>
          </table:table-cell>
          <table:table-cell office:value-type="string">
            <text:p>Strategy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Blackguards 2</text:p>
          </table:table-cell>
          <table:table-cell office:value-type="string">
            <text:p>Strategy</text:p>
          </table:table-cell>
          <table:table-cell office:value-type="string">
            <text:p>Kalypso Media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he Surge</text:p>
          </table:table-cell>
          <table:table-cell office:value-type="string">
            <text:p>Action</text:p>
          </table:table-cell>
          <table:table-cell office:value-type="string">
            <text:p>Koch Media</text:p>
          </table:table-cell>
          <table:table-cell office:value-type="string">
            <text:p>0.07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otoGP 17</text:p>
          </table:table-cell>
          <table:table-cell office:value-type="string">
            <text:p>Racing</text:p>
          </table:table-cell>
          <table:table-cell office:value-type="string">
            <text:p>Koch Media</text:p>
          </table:table-cell>
          <table:table-cell office:value-type="string">
            <text:p>0.04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F1 2017</text:p>
          </table:table-cell>
          <table:table-cell office:value-type="string">
            <text:p>Racing</text:p>
          </table:table-cell>
          <table:table-cell office:value-type="string">
            <text:p>Koch Media</text:p>
          </table:table-cell>
          <table:table-cell office:value-type="string">
            <text:p>0.04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Goat Simulator</text:p>
          </table:table-cell>
          <table:table-cell office:value-type="string">
            <text:p>Simulation</text:p>
          </table:table-cell>
          <table:table-cell office:value-type="string">
            <text:p>Koch Media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arming Simulator 2015</text:p>
          </table:table-cell>
          <table:table-cell office:value-type="string">
            <text:p>Simulation</text:p>
          </table:table-cell>
          <table:table-cell office:value-type="string">
            <text:p>Koch Media</text:p>
          </table:table-cell>
          <table:table-cell office:value-type="string">
            <text:p>0.13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4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Rugby 18</text:p>
          </table:table-cell>
          <table:table-cell office:value-type="string">
            <text:p>Sports</text:p>
          </table:table-cell>
          <table:table-cell office:value-type="string">
            <text:p>Koch Media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etal Gear Survive</text:p>
          </table:table-cell>
          <table:table-cell office:value-type="string">
            <text:p>Action</text:p>
          </table:table-cell>
          <table:table-cell office:value-type="string">
            <text:p>Konami Digital Entertainment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Metal Gear Solid V: The Definitive Experience</text:p>
          </table:table-cell>
          <table:table-cell office:value-type="string">
            <text:p>Action</text:p>
          </table:table-cell>
          <table:table-cell office:value-type="string">
            <text:p>Konami Digital Entertainment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etal Gear Solid V: The Phantom Pain</text:p>
          </table:table-cell>
          <table:table-cell office:value-type="string">
            <text:p>Action</text:p>
          </table:table-cell>
          <table:table-cell office:value-type="string">
            <text:p>Konami Digital Entertainment</text:p>
          </table:table-cell>
          <table:table-cell office:value-type="string">
            <text:p>0.49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07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etal Gear Solid: Ground Zeroes</text:p>
          </table:table-cell>
          <table:table-cell office:value-type="string">
            <text:p>Action-Adventure</text:p>
          </table:table-cell>
          <table:table-cell office:value-type="string">
            <text:p>Konami Digital Entertainment</text:p>
          </table:table-cell>
          <table:table-cell table:number-columns-repeated="2"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ro Evolution Soccer 2017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ro Evolution Soccer 2016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5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ro Evolution Soccer 2018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6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ro Evolution Soccer 2015</text:p>
          </table:table-cell>
          <table:table-cell office:value-type="string">
            <text:p>Sports</text:p>
          </table:table-cell>
          <table:table-cell office:value-type="string">
            <text:p>Konami Digital Entertainment</text:p>
          </table:table-cell>
          <table:table-cell office:value-type="string">
            <text:p>0.04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Troll and I</text:p>
          </table:table-cell>
          <table:table-cell office:value-type="string">
            <text:p>Action</text:p>
          </table:table-cell>
          <table:table-cell office:value-type="string">
            <text:p>Maximum Game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Extinction</text:p>
          </table:table-cell>
          <table:table-cell office:value-type="string">
            <text:p>Action</text:p>
          </table:table-cell>
          <table:table-cell office:value-type="string">
            <text:p>Maximum Games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Cartoon Network Battle Crashers</text:p>
          </table:table-cell>
          <table:table-cell office:value-type="string">
            <text:p>Action</text:p>
          </table:table-cell>
          <table:table-cell office:value-type="string">
            <text:p>Maximum Games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Road Rage</text:p>
          </table:table-cell>
          <table:table-cell office:value-type="string">
            <text:p>Racing</text:p>
          </table:table-cell>
          <table:table-cell office:value-type="string">
            <text:p>Maximum Games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Dead Alliance</text:p>
          </table:table-cell>
          <table:table-cell office:value-type="string">
            <text:p>Shooter</text:p>
          </table:table-cell>
          <table:table-cell office:value-type="string">
            <text:p>Maximum Games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Golf Club 2</text:p>
          </table:table-cell>
          <table:table-cell office:value-type="string">
            <text:p>Sports</text:p>
          </table:table-cell>
          <table:table-cell office:value-type="string">
            <text:p>Maximum Games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ark McMorris Infinite Air</text:p>
          </table:table-cell>
          <table:table-cell office:value-type="string">
            <text:p>Sports</text:p>
          </table:table-cell>
          <table:table-cell office:value-type="string">
            <text:p>Maximum Games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yberia III</text:p>
          </table:table-cell>
          <table:table-cell office:value-type="string">
            <text:p>Adventure</text:p>
          </table:table-cell>
          <table:table-cell office:value-type="string">
            <text:p>Microids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Agatha Christie's The ABC Murders</text:p>
          </table:table-cell>
          <table:table-cell office:value-type="string">
            <text:p>Adventure</text:p>
          </table:table-cell>
          <table:table-cell office:value-type="string">
            <text:p>Microids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Quantum Break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0.42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07</text:p>
          </table:table-cell>
          <table:table-cell office:value-type="string">
            <text:p>0.7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unset Overdrive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0.64</text:p>
          </table:table-cell>
          <table:table-cell office:value-type="string">
            <text:p>0.42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Ryse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0.84</text:p>
          </table:table-cell>
          <table:table-cell office:value-type="string">
            <text:p>0.49</text:p>
          </table:table-cell>
          <table:table-cell office:value-type="float" office:value="0">
            <text:p>0</text:p>
          </table:table-cell>
          <table:table-cell office:value-type="string">
            <text:p>0.13</text:p>
          </table:table-cell>
          <table:table-cell office:value-type="string">
            <text:p>1.4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ead Rising 3</text:p>
          </table:table-cell>
          <table:table-cell office:value-type="string">
            <text:p>Action</text:p>
          </table:table-cell>
          <table:table-cell office:value-type="string">
            <text:p>Microsoft Studios</text:p>
          </table:table-cell>
          <table:table-cell office:value-type="string">
            <text:p>1.06</text:p>
          </table:table-cell>
          <table:table-cell office:value-type="string">
            <text:p>0.4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  <table:table-cell office:value-type="string">
            <text:p>1.6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Disneyland Adventures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tate of Decay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14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ReCore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16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string">
            <text:p>0.02</text:p>
          </table:table-cell>
          <table:table-cell office:value-type="string">
            <text:p>0.2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ead Rising 4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41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ea of Thieves</text:p>
          </table:table-cell>
          <table:table-cell office:value-type="string">
            <text:p>Action-Adventure</text:p>
          </table:table-cell>
          <table:table-cell office:value-type="string">
            <text:p>Microsoft Studios</text:p>
          </table:table-cell>
          <table:table-cell office:value-type="string">
            <text:p>0.6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9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Rush: A Disney Pixar Adventure</text:p>
          </table:table-cell>
          <table:table-cell office:value-type="string">
            <text:p>Adventure</text:p>
          </table:table-cell>
          <table:table-cell office:value-type="string">
            <text:p>Microsoft Studios</text:p>
          </table:table-cell>
          <table:table-cell office:value-type="string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Killer Instinct (2013)</text:p>
          </table:table-cell>
          <table:table-cell office:value-type="string">
            <text:p>Fighting</text:p>
          </table:table-cell>
          <table:table-cell office:value-type="string">
            <text:p>Microsoft Studios</text:p>
          </table:table-cell>
          <table:table-cell office:value-type="string">
            <text:p>0.07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ject Spark (Working Title)</text:p>
          </table:table-cell>
          <table:table-cell office:value-type="string">
            <text:p>Misc</text:p>
          </table:table-cell>
          <table:table-cell office:value-type="string">
            <text:p>Microsoft Studios</text:p>
          </table:table-cell>
          <table:table-cell office:value-type="string">
            <text:p>0.11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are Replay</text:p>
          </table:table-cell>
          <table:table-cell office:value-type="string">
            <text:p>Misc</text:p>
          </table:table-cell>
          <table:table-cell office:value-type="string">
            <text:p>Microsoft Studios</text:p>
          </table:table-cell>
          <table:table-cell office:value-type="string">
            <text:p>0.42</text:p>
          </table:table-cell>
          <table:table-cell office:value-type="string">
            <text:p>0.27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ineCraft</text:p>
          </table:table-cell>
          <table:table-cell office:value-type="string">
            <text:p>Misc</text:p>
          </table:table-cell>
          <table:table-cell office:value-type="string">
            <text:p>Microsoft Studios</text:p>
          </table:table-cell>
          <table:table-cell office:value-type="string">
            <text:p>3.23</text:p>
          </table:table-cell>
          <table:table-cell office:value-type="string">
            <text:p>1.71</text:p>
          </table:table-cell>
          <table:table-cell office:value-type="float" office:value="0">
            <text:p>0</text:p>
          </table:table-cell>
          <table:table-cell office:value-type="string">
            <text:p>0.49</text:p>
          </table:table-cell>
          <table:table-cell office:value-type="string">
            <text:p>5.4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uper Lucky's Tale</text:p>
          </table:table-cell>
          <table:table-cell office:value-type="string">
            <text:p>Platform</text:p>
          </table:table-cell>
          <table:table-cell office:value-type="string">
            <text:p>Microsoft Studios</text:p>
          </table:table-cell>
          <table:table-cell office:value-type="string">
            <text:p>0.13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orza Horizon 2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0.56</text:p>
          </table:table-cell>
          <table:table-cell office:value-type="string">
            <text:p>0.79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  <table:table-cell office:value-type="string">
            <text:p>1.4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orza Motorsport 7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0.58</text:p>
          </table:table-cell>
          <table:table-cell office:value-type="string">
            <text:p>0.81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  <table:table-cell office:value-type="string">
            <text:p>1.5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orza Motorsport 6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0.9</text:p>
          </table:table-cell>
          <table:table-cell office:value-type="string">
            <text:p>0.92</text:p>
          </table:table-cell>
          <table:table-cell office:value-type="string">
            <text:p>0.04</text:p>
          </table:table-cell>
          <table:table-cell office:value-type="string">
            <text:p>0.16</text:p>
          </table:table-cell>
          <table:table-cell office:value-type="string">
            <text:p>2.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orza Motorsport 5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1.28</text:p>
          </table:table-cell>
          <table:table-cell office:value-type="string">
            <text:p>0.9</text:p>
          </table:table-cell>
          <table:table-cell office:value-type="string">
            <text:p>0.01</text:p>
          </table:table-cell>
          <table:table-cell office:value-type="string">
            <text:p>0.21</text:p>
          </table:table-cell>
          <table:table-cell office:value-type="string">
            <text:p>2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orza Horizon 3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1.64</text:p>
          </table:table-cell>
          <table:table-cell office:value-type="string">
            <text:p>1.96</text:p>
          </table:table-cell>
          <table:table-cell office:value-type="string">
            <text:p>0.02</text:p>
          </table:table-cell>
          <table:table-cell office:value-type="string">
            <text:p>0.32</text:p>
          </table:table-cell>
          <table:table-cell office:value-type="string">
            <text:p>3.9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layerUnknown's Battlegrounds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1.29</text:p>
          </table:table-cell>
          <table:table-cell office:value-type="string">
            <text:p>0.69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2.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ears of War 4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17</text:p>
          </table:table-cell>
          <table:table-cell office:value-type="string">
            <text:p>0.9</text:p>
          </table:table-cell>
          <table:table-cell office:value-type="float" office:value="0">
            <text:p>0</text:p>
          </table:table-cell>
          <table:table-cell office:value-type="string">
            <text:p>0.32</text:p>
          </table:table-cell>
          <table:table-cell office:value-type="string">
            <text:p>3.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alo: The Master Chief Collection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06</text:p>
          </table:table-cell>
          <table:table-cell office:value-type="string">
            <text:p>1.04</text:p>
          </table:table-cell>
          <table:table-cell office:value-type="string">
            <text:p>0.03</text:p>
          </table:table-cell>
          <table:table-cell office:value-type="string">
            <text:p>0.31</text:p>
          </table:table-cell>
          <table:table-cell office:value-type="string">
            <text:p>3.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ears of War: Ultimate Edition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88</text:p>
          </table:table-cell>
          <table:table-cell office:value-type="string">
            <text:p>0.37</text:p>
          </table:table-cell>
          <table:table-cell office:value-type="float" office:value="0">
            <text:p>0</text:p>
          </table:table-cell>
          <table:table-cell office:value-type="string">
            <text:p>0.37</text:p>
          </table:table-cell>
          <table:table-cell office:value-type="string">
            <text:p>3.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lo 5: Guardians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94</text:p>
          </table:table-cell>
          <table:table-cell office:value-type="string">
            <text:p>1.49</text:p>
          </table:table-cell>
          <table:table-cell office:value-type="string">
            <text:p>0.03</text:p>
          </table:table-cell>
          <table:table-cell office:value-type="string">
            <text:p>0.45</text:p>
          </table:table-cell>
          <table:table-cell office:value-type="string">
            <text:p>4.92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creamRide</text:p>
          </table:table-cell>
          <table:table-cell office:value-type="string">
            <text:p>Simulation</text:p>
          </table:table-cell>
          <table:table-cell office:value-type="string">
            <text:p>Microsoft Studios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Zoo Tycoon (2013)</text:p>
          </table:table-cell>
          <table:table-cell office:value-type="string">
            <text:p>Simulation</text:p>
          </table:table-cell>
          <table:table-cell office:value-type="string">
            <text:p>Microsoft Studios</text:p>
          </table:table-cell>
          <table:table-cell office:value-type="string">
            <text:p>0.25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Kinect Sports Rivals</text:p>
          </table:table-cell>
          <table:table-cell office:value-type="string">
            <text:p>Sports</text:p>
          </table:table-cell>
          <table:table-cell office:value-type="string">
            <text:p>Microsoft Studios</text:p>
          </table:table-cell>
          <table:table-cell office:value-type="string">
            <text:p>0.3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05</text:p>
          </table:table-cell>
          <table:table-cell office:value-type="string">
            <text:p>0.6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alo Wars 2</text:p>
          </table:table-cell>
          <table:table-cell office:value-type="string">
            <text:p>Strategy</text:p>
          </table:table-cell>
          <table:table-cell office:value-type="string">
            <text:p>Microsoft Studios</text:p>
          </table:table-cell>
          <table:table-cell office:value-type="string">
            <text:p>0.31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1</text:p>
          </table:table-cell>
        </table:table-row>
        <table:table-row table:style-name="ro3">
          <table:table-cell office:value-type="float" office:value="413">
            <text:p>413</text:p>
          </table:table-cell>
          <table:table-cell office:value-type="string">
            <text:p>Sﾎbastien Loeb Rally Evo</text:p>
          </table:table-cell>
          <table:table-cell office:value-type="string">
            <text:p>Racing</text:p>
          </table:table-cell>
          <table:table-cell office:value-type="string">
            <text:p>Milestone S.r.l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Ride 2</text:p>
          </table:table-cell>
          <table:table-cell office:value-type="string">
            <text:p>Racing</text:p>
          </table:table-cell>
          <table:table-cell office:value-type="string">
            <text:p>Milestone S.r.l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otoGP 15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onster Energy Supercross - The Official Videogame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MXGP 2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office:value-type="string">
            <text:p>0.07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Ride</text:p>
          </table:table-cell>
          <table:table-cell office:value-type="string">
            <text:p>Racing</text:p>
          </table:table-cell>
          <table:table-cell office:value-type="string">
            <text:p>Milestone S.r.l.</text:p>
          </table:table-cell>
          <table:table-cell table:number-columns-repeated="2"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R.B.I. Baseball 2016</text:p>
          </table:table-cell>
          <table:table-cell office:value-type="string">
            <text:p>Sports</text:p>
          </table:table-cell>
          <table:table-cell office:value-type="string">
            <text:p>MLB.com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R.B.I. Baseball 2017</text:p>
          </table:table-cell>
          <table:table-cell office:value-type="string">
            <text:p>Sports</text:p>
          </table:table-cell>
          <table:table-cell office:value-type="string">
            <text:p>MLB.com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4">
          <table:table-cell office:value-type="float" office:value="221">
            <text:p>221</text:p>
          </table:table-cell>
          <table:table-cell office:value-type="string">
            <text:p>Pac-Man Championship Edition 2 + Arcade Game Series</text:p>
          </table:table-cell>
          <table:table-cell office:value-type="string">
            <text:p>Action</text:p>
          </table:table-cell>
          <table:table-cell office:value-type="string">
            <text:p>Bandai Namco Games</text:p>
          </table:table-cell>
          <table:table-cell office:value-type="string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6</text:p>
          </table:table-cell>
        </table:table-row>
        <table:table-row table:style-name="ro4">
          <table:table-cell office:value-type="float" office:value="136">
            <text:p>136</text:p>
          </table:table-cell>
          <table:table-cell office:value-type="string">
            <text:p>Dragon Ball: Xenoverse 2</text:p>
          </table:table-cell>
          <table:table-cell office:value-type="string">
            <text:p>Action</text:p>
          </table:table-cell>
          <table:table-cell office:value-type="string">
            <text:p>Bandai Namco Games</text:p>
          </table:table-cell>
          <table:table-cell office:value-type="string">
            <text:p>0.33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47</text:p>
          </table:table-cell>
        </table:table-row>
        <table:table-row table:style-name="ro4">
          <table:table-cell office:value-type="float" office:value="254">
            <text:p>254</text:p>
          </table:table-cell>
          <table:table-cell office:value-type="string">
            <text:p>Naruto Shippuden Ultimate Ninja Storm 4: Road to Boruto</text:p>
          </table:table-cell>
          <table:table-cell office:value-type="string">
            <text:p>Fighting</text:p>
          </table:table-cell>
          <table:table-cell office:value-type="string">
            <text:p>Bandai Namco Games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4">
          <table:table-cell office:value-type="float" office:value="234">
            <text:p>234</text:p>
          </table:table-cell>
          <table:table-cell office:value-type="string">
            <text:p>Naruto Shippuden: Ultimate Ninja Storm Legacy</text:p>
          </table:table-cell>
          <table:table-cell office:value-type="string">
            <text:p>Fighting</text:p>
          </table:table-cell>
          <table:table-cell office:value-type="string">
            <text:p>Bandai Namco Games</text:p>
          </table:table-cell>
          <table:table-cell office:value-type="string">
            <text:p>0.1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One Piece: Burning Blood</text:p>
          </table:table-cell>
          <table:table-cell office:value-type="string">
            <text:p>Fighting</text:p>
          </table:table-cell>
          <table:table-cell office:value-type="string">
            <text:p>Bandai Namco Games</text:p>
          </table:table-cell>
          <table:table-cell office:value-type="string">
            <text:p>0.11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9</text:p>
          </table:table-cell>
        </table:table-row>
        <table:table-row table:style-name="ro4">
          <table:table-cell office:value-type="float" office:value="156">
            <text:p>156</text:p>
          </table:table-cell>
          <table:table-cell office:value-type="string">
            <text:p>Naruto Shippuden: Ultimate Ninja Storm 4</text:p>
          </table:table-cell>
          <table:table-cell office:value-type="string">
            <text:p>Fighting</text:p>
          </table:table-cell>
          <table:table-cell office:value-type="string">
            <text:p>Bandai Namco Games</text:p>
          </table:table-cell>
          <table:table-cell office:value-type="string">
            <text:p>0.25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5</text:p>
          </table:table-cell>
        </table:table-row>
        <table:table-row table:style-name="ro4">
          <table:table-cell office:value-type="float" office:value="157">
            <text:p>157</text:p>
          </table:table-cell>
          <table:table-cell office:value-type="string">
            <text:p>Dragon Ball: XenoVerse</text:p>
          </table:table-cell>
          <table:table-cell office:value-type="string">
            <text:p>Fighting</text:p>
          </table:table-cell>
          <table:table-cell office:value-type="string">
            <text:p>Bandai Namco Games</text:p>
          </table:table-cell>
          <table:table-cell office:value-type="string">
            <text:p>0.21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5</text:p>
          </table:table-cell>
        </table:table-row>
        <table:table-row table:style-name="ro4">
          <table:table-cell office:value-type="float" office:value="123">
            <text:p>123</text:p>
          </table:table-cell>
          <table:table-cell office:value-type="string">
            <text:p>Dragon Ball Fighter Z</text:p>
          </table:table-cell>
          <table:table-cell office:value-type="string">
            <text:p>Fighting</text:p>
          </table:table-cell>
          <table:table-cell office:value-type="string">
            <text:p>Bandai Namco Games</text:p>
          </table:table-cell>
          <table:table-cell office:value-type="string">
            <text:p>0.38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2</text:p>
          </table:table-cell>
        </table:table-row>
        <table:table-row table:style-name="ro4">
          <table:table-cell office:value-type="float" office:value="118">
            <text:p>118</text:p>
          </table:table-cell>
          <table:table-cell office:value-type="string">
            <text:p>Tekken 7</text:p>
          </table:table-cell>
          <table:table-cell office:value-type="string">
            <text:p>Fighting</text:p>
          </table:table-cell>
          <table:table-cell office:value-type="string">
            <text:p>Bandai Namco Games</text:p>
          </table:table-cell>
          <table:table-cell office:value-type="string">
            <text:p>0.3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8</text:p>
          </table:table-cell>
        </table:table-row>
        <table:table-row table:style-name="ro4">
          <table:table-cell office:value-type="float" office:value="223">
            <text:p>223</text:p>
          </table:table-cell>
          <table:table-cell office:value-type="string">
            <text:p>Little Nightmares</text:p>
          </table:table-cell>
          <table:table-cell office:value-type="string">
            <text:p>Platform</text:p>
          </table:table-cell>
          <table:table-cell office:value-type="string">
            <text:p>Bandai Namco Games</text:p>
          </table:table-cell>
          <table:table-cell office:value-type="string">
            <text:p>0.12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16</text:p>
          </table:table-cell>
        </table:table-row>
        <table:table-row table:style-name="ro4">
          <table:table-cell office:value-type="float" office:value="298">
            <text:p>298</text:p>
          </table:table-cell>
          <table:table-cell office:value-type="string">
            <text:p>Valentino Rossi: The Game</text:p>
          </table:table-cell>
          <table:table-cell office:value-type="string">
            <text:p>Racing</text:p>
          </table:table-cell>
          <table:table-cell office:value-type="string">
            <text:p>Bandai Namco Games</text:p>
          </table:table-cell>
          <table:table-cell office:value-type="string">
            <text:p>0.05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4">
          <table:table-cell office:value-type="float" office:value="204">
            <text:p>204</text:p>
          </table:table-cell>
          <table:table-cell office:value-type="string">
            <text:p>Project CARS 2</text:p>
          </table:table-cell>
          <table:table-cell office:value-type="string">
            <text:p>Racing</text:p>
          </table:table-cell>
          <table:table-cell office:value-type="string">
            <text:p>Bandai Namco Games</text:p>
          </table:table-cell>
          <table:table-cell office:value-type="string">
            <text:p>0.01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2</text:p>
          </table:table-cell>
        </table:table-row>
        <table:table-row table:style-name="ro4">
          <table:table-cell office:value-type="float" office:value="271">
            <text:p>271</text:p>
          </table:table-cell>
          <table:table-cell office:value-type="string">
            <text:p>Sword Art Online: Fatal Bullet</text:p>
          </table:table-cell>
          <table:table-cell office:value-type="string">
            <text:p>Role-Playing</text:p>
          </table:table-cell>
          <table:table-cell office:value-type="string">
            <text:p>Bandai Namco Games</text:p>
          </table:table-cell>
          <table:table-cell office:value-type="string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4">
          <table:table-cell office:value-type="float" office:value="169">
            <text:p>169</text:p>
          </table:table-cell>
          <table:table-cell office:value-type="string">
            <text:p>Dark Souls II</text:p>
          </table:table-cell>
          <table:table-cell office:value-type="string">
            <text:p>Role-Playing</text:p>
          </table:table-cell>
          <table:table-cell office:value-type="string">
            <text:p>Bandai Namco Games</text:p>
          </table:table-cell>
          <table:table-cell office:value-type="string">
            <text:p>0.19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8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Dark Souls III</text:p>
          </table:table-cell>
          <table:table-cell office:value-type="string">
            <text:p>Role-Playing</text:p>
          </table:table-cell>
          <table:table-cell office:value-type="string">
            <text:p>Bandai Namco Games</text:p>
          </table:table-cell>
          <table:table-cell office:value-type="string">
            <text:p>0.56</text:p>
          </table:table-cell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79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The Witcher 3: Wild Hunt</text:p>
          </table:table-cell>
          <table:table-cell office:value-type="string">
            <text:p>Role-Playing</text:p>
          </table:table-cell>
          <table:table-cell office:value-type="string">
            <text:p>Bandai Namco Games</text:p>
          </table:table-cell>
          <table:table-cell office:value-type="string">
            <text:p>0.97</text:p>
          </table:table-cell>
          <table:table-cell office:value-type="string">
            <text:p>0.61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  <table:table-cell office:value-type="string">
            <text:p>1.7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arvel Pinball: Epic Collection Volume 1</text:p>
          </table:table-cell>
          <table:table-cell office:value-type="string">
            <text:p>Puzzle</text:p>
          </table:table-cell>
          <table:table-cell office:value-type="string">
            <text:p>Nighthawk Interactive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ATV Renegades</text:p>
          </table:table-cell>
          <table:table-cell office:value-type="string">
            <text:p>Racing</text:p>
          </table:table-cell>
          <table:table-cell office:value-type="string">
            <text:p>Nighthawk Interactive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Darksiders II</text:p>
          </table:table-cell>
          <table:table-cell office:value-type="string">
            <text:p>Action-Adventure</text:p>
          </table:table-cell>
          <table:table-cell office:value-type="string">
            <text:p>Nordic Games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MX vs. ATV Supercross Encore</text:p>
          </table:table-cell>
          <table:table-cell office:value-type="string">
            <text:p>Sports</text:p>
          </table:table-cell>
          <table:table-cell office:value-type="string">
            <text:p>Nordic Games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Battle Worlds: Kronos</text:p>
          </table:table-cell>
          <table:table-cell office:value-type="string">
            <text:p>Strategy</text:p>
          </table:table-cell>
          <table:table-cell office:value-type="string">
            <text:p>Nordic Games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BlazBlue: Chrono Phantasma Extend</text:p>
          </table:table-cell>
          <table:table-cell office:value-type="string">
            <text:p>Fighting</text:p>
          </table:table-cell>
          <table:table-cell office:value-type="string">
            <text:p>PQube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oto Racer 4</text:p>
          </table:table-cell>
          <table:table-cell office:value-type="string">
            <text:p>Racing</text:p>
          </table:table-cell>
          <table:table-cell office:value-type="string">
            <text:p>PQube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WRC 6</text:p>
          </table:table-cell>
          <table:table-cell office:value-type="string">
            <text:p>Racing</text:p>
          </table:table-cell>
          <table:table-cell office:value-type="string">
            <text:p>PQube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Zombie Army Trilogy</text:p>
          </table:table-cell>
          <table:table-cell office:value-type="string">
            <text:p>Shooter</text:p>
          </table:table-cell>
          <table:table-cell office:value-type="string">
            <text:p>Rebellion Developments</text:p>
          </table:table-cell>
          <table:table-cell table:number-columns-repeated="2"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niper Elite 4</text:p>
          </table:table-cell>
          <table:table-cell office:value-type="string">
            <text:p>Shooter</text:p>
          </table:table-cell>
          <table:table-cell office:value-type="string">
            <text:p>Rebellion Developments</text:p>
          </table:table-cell>
          <table:table-cell office:value-type="string">
            <text:p>0.18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nd Theft Auto V</text:p>
          </table:table-cell>
          <table:table-cell office:value-type="string">
            <text:p>Action</text:p>
          </table:table-cell>
          <table:table-cell office:value-type="string">
            <text:p>Rockstar Games</text:p>
          </table:table-cell>
          <table:table-cell office:value-type="string">
            <text:p>4.7</text:p>
          </table:table-cell>
          <table:table-cell office:value-type="string">
            <text:p>3.25</text:p>
          </table:table-cell>
          <table:table-cell office:value-type="string">
            <text:p>0.01</text:p>
          </table:table-cell>
          <table:table-cell office:value-type="string">
            <text:p>0.76</text:p>
          </table:table-cell>
          <table:table-cell office:value-type="string">
            <text:p>8.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d Dead Redemption 2</text:p>
          </table:table-cell>
          <table:table-cell office:value-type="string">
            <text:p>Action-Adventure</text:p>
          </table:table-cell>
          <table:table-cell office:value-type="string">
            <text:p>Rockstar Games</text:p>
          </table:table-cell>
          <table:table-cell office:value-type="string">
            <text:p>3.76</text:p>
          </table:table-cell>
          <table:table-cell office:value-type="string">
            <text:p>1.47</text:p>
          </table:table-cell>
          <table:table-cell office:value-type="float" office:value="0">
            <text:p>0</text:p>
          </table:table-cell>
          <table:table-cell office:value-type="string">
            <text:p>0.54</text:p>
          </table:table-cell>
          <table:table-cell office:value-type="string">
            <text:p>5.7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.A. Noire</text:p>
          </table:table-cell>
          <table:table-cell office:value-type="string">
            <text:p>Adventure</text:p>
          </table:table-cell>
          <table:table-cell office:value-type="string">
            <text:p>Rockstar Games</text:p>
          </table:table-cell>
          <table:table-cell office:value-type="string">
            <text:p>0.14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lien: Isolation</text:p>
          </table:table-cell>
          <table:table-cell office:value-type="string">
            <text:p>Adventure</text:p>
          </table:table-cell>
          <table:table-cell office:value-type="string">
            <text:p>Sega</text:p>
          </table:table-cell>
          <table:table-cell office:value-type="string">
            <text:p>0.23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5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onic Mania</text:p>
          </table:table-cell>
          <table:table-cell office:value-type="string">
            <text:p>Platform</text:p>
          </table:table-cell>
          <table:table-cell office:value-type="string">
            <text:p>Sega</text:p>
          </table:table-cell>
          <table:table-cell office:value-type="string">
            <text:p>0.09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onic Forces</text:p>
          </table:table-cell>
          <table:table-cell office:value-type="string">
            <text:p>Platform</text:p>
          </table:table-cell>
          <table:table-cell office:value-type="string">
            <text:p>Sega</text:p>
          </table:table-cell>
          <table:table-cell office:value-type="string">
            <text:p>0.15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2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Pharaonic</text:p>
          </table:table-cell>
          <table:table-cell office:value-type="string">
            <text:p>Action</text:p>
          </table:table-cell>
          <table:table-cell office:value-type="string">
            <text:p>Soedesco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Ziggurat</text:p>
          </table:table-cell>
          <table:table-cell office:value-type="string">
            <text:p>Shooter</text:p>
          </table:table-cell>
          <table:table-cell office:value-type="string">
            <text:p>Soedesco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Real Farm</text:p>
          </table:table-cell>
          <table:table-cell office:value-type="string">
            <text:p>Simulation</text:p>
          </table:table-cell>
          <table:table-cell office:value-type="string">
            <text:p>Soedesco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Overcooked</text:p>
          </table:table-cell>
          <table:table-cell office:value-type="string">
            <text:p>Action</text:p>
          </table:table-cell>
          <table:table-cell office:value-type="string">
            <text:p>Sold Out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he Escapists 2</text:p>
          </table:table-cell>
          <table:table-cell office:value-type="string">
            <text:p>Action</text:p>
          </table:table-cell>
          <table:table-cell office:value-type="string">
            <text:p>Sold Out</text:p>
          </table:table-cell>
          <table:table-cell office:value-type="string">
            <text:p>0.05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Yooka-Laylee</text:p>
          </table:table-cell>
          <table:table-cell office:value-type="string">
            <text:p>Platform</text:p>
          </table:table-cell>
          <table:table-cell office:value-type="string">
            <text:p>Sold Out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Aven Colony</text:p>
          </table:table-cell>
          <table:table-cell office:value-type="string">
            <text:p>Strategy</text:p>
          </table:table-cell>
          <table:table-cell office:value-type="string">
            <text:p>Sold Out</text:p>
          </table:table-cell>
          <table:table-cell office:value-type="string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Hitman (2016)</text:p>
          </table:table-cell>
          <table:table-cell office:value-type="string">
            <text:p>Action</text:p>
          </table:table-cell>
          <table:table-cell office:value-type="string">
            <text:p>Square Enix</text:p>
          </table:table-cell>
          <table:table-cell office:value-type="string">
            <text:p>0.2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Thief 4</text:p>
          </table:table-cell>
          <table:table-cell office:value-type="string">
            <text:p>Action</text:p>
          </table:table-cell>
          <table:table-cell office:value-type="string">
            <text:p>Square Enix</text:p>
          </table:table-cell>
          <table:table-cell office:value-type="string">
            <text:p>0.26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urdered: Soul Suspect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08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leeping Dogs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1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omb Raider (2013)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38</text:p>
          </table:table-cell>
          <table:table-cell office:value-type="string">
            <text:p>0.22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Just Cause 3</text:p>
          </table:table-cell>
          <table:table-cell office:value-type="string">
            <text:p>Action-Adventure</text:p>
          </table:table-cell>
          <table:table-cell office:value-type="string">
            <text:p>Square Enix</text:p>
          </table:table-cell>
          <table:table-cell office:value-type="string">
            <text:p>0.52</text:p>
          </table:table-cell>
          <table:table-cell office:value-type="string">
            <text:p>0.41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1.0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Life is Strange</text:p>
          </table:table-cell>
          <table:table-cell office:value-type="string">
            <text:p>Adventure</text:p>
          </table:table-cell>
          <table:table-cell office:value-type="string">
            <text:p>Square Enix</text:p>
          </table:table-cell>
          <table:table-cell office:value-type="string">
            <text:p>0.08</text:p>
          </table:table-cell>
          <table:table-cell office:value-type="string">
            <text:p>0.03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ise of the Tomb Raider</text:p>
          </table:table-cell>
          <table:table-cell office:value-type="string">
            <text:p>Adventure</text:p>
          </table:table-cell>
          <table:table-cell office:value-type="string">
            <text:p>Square Enix</text:p>
          </table:table-cell>
          <table:table-cell office:value-type="string">
            <text:p>0.61</text:p>
          </table:table-cell>
          <table:table-cell office:value-type="string">
            <text:p>0.82</text:p>
          </table:table-cell>
          <table:table-cell office:value-type="string">
            <text:p>0.03</text:p>
          </table:table-cell>
          <table:table-cell office:value-type="string">
            <text:p>0.12</text:p>
          </table:table-cell>
          <table:table-cell office:value-type="string">
            <text:p>1.5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Lords of the Fallen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table:number-columns-repeated="2"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inal Fantasy Type-0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office:value-type="string">
            <text:p>0.2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Deus Ex: Mankind Divided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office:value-type="string">
            <text:p>0.25</text:p>
          </table:table-cell>
          <table:table-cell office:value-type="string">
            <text:p>0.11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inal Fantasy XV</text:p>
          </table:table-cell>
          <table:table-cell office:value-type="string">
            <text:p>Role-Playing</text:p>
          </table:table-cell>
          <table:table-cell office:value-type="string">
            <text:p>Square Enix</text:p>
          </table:table-cell>
          <table:table-cell office:value-type="string">
            <text:p>0.72</text:p>
          </table:table-cell>
          <table:table-cell office:value-type="string">
            <text:p>0.3</text:p>
          </table:table-cell>
          <table:table-cell office:value-type="string">
            <text:p>0.01</text:p>
          </table:table-cell>
          <table:table-cell office:value-type="string">
            <text:p>0.11</text:p>
          </table:table-cell>
          <table:table-cell office:value-type="string">
            <text:p>1.1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Torment: Tides of Numenera</text:p>
          </table:table-cell>
          <table:table-cell office:value-type="string">
            <text:p>Role-Playing</text:p>
          </table:table-cell>
          <table:table-cell office:value-type="string">
            <text:p>Techland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ure Farming 2018</text:p>
          </table:table-cell>
          <table:table-cell office:value-type="string">
            <text:p>Simulation</text:p>
          </table:table-cell>
          <table:table-cell office:value-type="string">
            <text:p>Techland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Warriors Orochi 3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1</text:p>
          </table:table-cell>
          <table:table-cell office:value-type="string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Arslan: The Warriors of Legend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ynasty Warriors 8: Empires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4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Bladestorm: Nightmare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6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Attack on Titan (KOEI)</text:p>
          </table:table-cell>
          <table:table-cell office:value-type="string">
            <text:p>Action</text:p>
          </table:table-cell>
          <table:table-cell office:value-type="string">
            <text:p>Tecmo Koei</text:p>
          </table:table-cell>
          <table:table-cell office:value-type="string">
            <text:p>0.06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Dead or Alive 5</text:p>
          </table:table-cell>
          <table:table-cell office:value-type="string">
            <text:p>Fighting</text:p>
          </table:table-cell>
          <table:table-cell office:value-type="string">
            <text:p>Tecmo Koei</text:p>
          </table:table-cell>
          <table:table-cell office:value-type="string">
            <text:p>0.05</text:p>
          </table:table-cell>
          <table:table-cell office:value-type="string">
            <text:p>0.03</text:p>
          </table:table-cell>
          <table:table-cell table:number-columns-repeated="2"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7 Days to Die</text:p>
          </table:table-cell>
          <table:table-cell office:value-type="string">
            <text:p>Action</text:p>
          </table:table-cell>
          <table:table-cell office:value-type="string">
            <text:p>Telltale Games</text:p>
          </table:table-cell>
          <table:table-cell office:value-type="string">
            <text:p>0.09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Back to the Future: The Game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Game of Thrones (Telltale)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Batman: The Enemy Within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Batman: A Telltale Game Series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he Wolf Among Us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6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The Walking Dead: Season One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08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inecraft: Story Mode - Season Two</text:p>
          </table:table-cell>
          <table:table-cell office:value-type="string">
            <text:p>Adventure</text:p>
          </table:table-cell>
          <table:table-cell office:value-type="string">
            <text:p>Telltale Games</text:p>
          </table:table-cell>
          <table:table-cell office:value-type="string">
            <text:p>0.17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The Walking Dead: Season Two</text:p>
          </table:table-cell>
          <table:table-cell office:value-type="string">
            <text:p>Misc</text:p>
          </table:table-cell>
          <table:table-cell office:value-type="string">
            <text:p>Telltale Games</text:p>
          </table:table-cell>
          <table:table-cell office:value-type="string">
            <text:p>0.08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ine Mora</text:p>
          </table:table-cell>
          <table:table-cell office:value-type="string">
            <text:p>Action</text:p>
          </table:table-cell>
          <table:table-cell office:value-type="string">
            <text:p>THQ Nordic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Darksiders III</text:p>
          </table:table-cell>
          <table:table-cell office:value-type="string">
            <text:p>Action</text:p>
          </table:table-cell>
          <table:table-cell office:value-type="string">
            <text:p>THQ Nordic</text:p>
          </table:table-cell>
          <table:table-cell office:value-type="string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Darksiders: Warmastered Edition</text:p>
          </table:table-cell>
          <table:table-cell office:value-type="string">
            <text:p>Action-Adventure</text:p>
          </table:table-cell>
          <table:table-cell office:value-type="string">
            <text:p>THQ Nordic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The Town of Light</text:p>
          </table:table-cell>
          <table:table-cell office:value-type="string">
            <text:p>Adventure</text:p>
          </table:table-cell>
          <table:table-cell office:value-type="string">
            <text:p>THQ Nordic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Black Mirror</text:p>
          </table:table-cell>
          <table:table-cell office:value-type="string">
            <text:p>Adventure</text:p>
          </table:table-cell>
          <table:table-cell office:value-type="string">
            <text:p>THQ Nordic</text:p>
          </table:table-cell>
          <table:table-cell office:value-type="string">
            <text:p>0.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Baja: Edge of Control HD</text:p>
          </table:table-cell>
          <table:table-cell office:value-type="string">
            <text:p>Racing</text:p>
          </table:table-cell>
          <table:table-cell office:value-type="string">
            <text:p>THQ Nordic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X vs ATV Supercross Encore 2017 Track Edition</text:p>
          </table:table-cell>
          <table:table-cell office:value-type="string">
            <text:p>Racing</text:p>
          </table:table-cell>
          <table:table-cell office:value-type="string">
            <text:p>THQ Nordic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The Dwarves</text:p>
          </table:table-cell>
          <table:table-cell office:value-type="string">
            <text:p>Role-Playing</text:p>
          </table:table-cell>
          <table:table-cell office:value-type="string">
            <text:p>THQ Nordic</text:p>
          </table:table-cell>
          <table:table-cell office:value-type="string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Elex</text:p>
          </table:table-cell>
          <table:table-cell office:value-type="string">
            <text:p>Role-Playing</text:p>
          </table:table-cell>
          <table:table-cell office:value-type="string">
            <text:p>THQ Nordic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Battle Chasers: Nightwar</text:p>
          </table:table-cell>
          <table:table-cell office:value-type="string">
            <text:p>Role-Playing</text:p>
          </table:table-cell>
          <table:table-cell office:value-type="string">
            <text:p>THQ Nordic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This Is The Police</text:p>
          </table:table-cell>
          <table:table-cell office:value-type="string">
            <text:p>Simulation</text:p>
          </table:table-cell>
          <table:table-cell office:value-type="string">
            <text:p>THQ Nor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ock's Quest</text:p>
          </table:table-cell>
          <table:table-cell office:value-type="string">
            <text:p>Strategy</text:p>
          </table:table-cell>
          <table:table-cell office:value-type="string">
            <text:p>THQ Nordic</text:p>
          </table:table-cell>
          <table:table-cell office:value-type="string">
            <text:p>0.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Rugby League Live 3</text:p>
          </table:table-cell>
          <table:table-cell office:value-type="string">
            <text:p>Sports</text:p>
          </table:table-cell>
          <table:table-cell office:value-type="string">
            <text:p>Tru Blu Entertainmen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Rugby League Live 4</text:p>
          </table:table-cell>
          <table:table-cell office:value-type="string">
            <text:p>Sports</text:p>
          </table:table-cell>
          <table:table-cell office:value-type="string">
            <text:p>Tru Blu Entertainment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Don Bradman Cricket 14</text:p>
          </table:table-cell>
          <table:table-cell office:value-type="string">
            <text:p>Sports</text:p>
          </table:table-cell>
          <table:table-cell office:value-type="string">
            <text:p>Tru Blu Entertainment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Assassin's Creed Chronicles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ZombiU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oy Soldiers: War Chest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Assassin's Creed The Ezio Collection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13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or Honor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57</text:p>
          </table:table-cell>
          <table:table-cell office:value-type="string">
            <text:p>0.21</text:p>
          </table:table-cell>
          <table:table-cell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8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Watch Dogs 2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71</text:p>
          </table:table-cell>
          <table:table-cell office:value-type="string">
            <text:p>0.53</text:p>
          </table:table-cell>
          <table:table-cell office:value-type="float" office:value="0">
            <text:p>0</text:p>
          </table:table-cell>
          <table:table-cell office:value-type="string">
            <text:p>0.12</text:p>
          </table:table-cell>
          <table:table-cell office:value-type="string">
            <text:p>1.3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ssassin's Creed Syndicate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0.71</text:p>
          </table:table-cell>
          <table:table-cell office:value-type="string">
            <text:p>0.61</text:p>
          </table:table-cell>
          <table:table-cell office:value-type="float" office:value="0">
            <text:p>0</text:p>
          </table:table-cell>
          <table:table-cell office:value-type="string">
            <text:p>0.12</text:p>
          </table:table-cell>
          <table:table-cell office:value-type="string">
            <text:p>1.4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ar Cry 5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1.14</text:p>
          </table:table-cell>
          <table:table-cell office:value-type="string">
            <text:p>0.47</text:p>
          </table:table-cell>
          <table:table-cell office:value-type="float" office:value="0">
            <text:p>0</text:p>
          </table:table-cell>
          <table:table-cell office:value-type="string">
            <text:p>0.17</text:p>
          </table:table-cell>
          <table:table-cell office:value-type="string">
            <text:p>1.7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ssassin's Creed IV: Black Flag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1.51</text:p>
          </table:table-cell>
          <table:table-cell office:value-type="string">
            <text:p>0.59</text:p>
          </table:table-cell>
          <table:table-cell office:value-type="float" office:value="0">
            <text:p>0</text:p>
          </table:table-cell>
          <table:table-cell office:value-type="string">
            <text:p>0.22</text:p>
          </table:table-cell>
          <table:table-cell office:value-type="string">
            <text:p>2.3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ssassin's Creed Origins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1.34</text:p>
          </table:table-cell>
          <table:table-cell office:value-type="string">
            <text:p>0.92</text:p>
          </table:table-cell>
          <table:table-cell office:value-type="float" office:value="0">
            <text:p>0</text:p>
          </table:table-cell>
          <table:table-cell office:value-type="string">
            <text:p>0.22</text:p>
          </table:table-cell>
          <table:table-cell office:value-type="string">
            <text:p>2.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ssassin's Creed: Unity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2.34</text:p>
          </table:table-cell>
          <table:table-cell office:value-type="string">
            <text:p>0.9</text:p>
          </table:table-cell>
          <table:table-cell office:value-type="float" office:value="0">
            <text:p>0</text:p>
          </table:table-cell>
          <table:table-cell office:value-type="string">
            <text:p>0.34</text:p>
          </table:table-cell>
          <table:table-cell office:value-type="string">
            <text:p>3.5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ar Cry: Primal</text:p>
          </table:table-cell>
          <table:table-cell office:value-type="string">
            <text:p>Action-Adventure</text:p>
          </table:table-cell>
          <table:table-cell office:value-type="string">
            <text:p>Ubisoft</text:p>
          </table:table-cell>
          <table:table-cell office:value-type="string">
            <text:p>0.51</text:p>
          </table:table-cell>
          <table:table-cell office:value-type="string">
            <text:p>0.41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atch Dogs</text:p>
          </table:table-cell>
          <table:table-cell office:value-type="string">
            <text:p>Action-Adventure</text:p>
          </table:table-cell>
          <table:table-cell office:value-type="string">
            <text:p>Ubisoft</text:p>
          </table:table-cell>
          <table:table-cell office:value-type="string">
            <text:p>0.91</text:p>
          </table:table-cell>
          <table:table-cell office:value-type="string">
            <text:p>0.59</text:p>
          </table:table-cell>
          <table:table-cell office:value-type="float" office:value="0">
            <text:p>0</text:p>
          </table:table-cell>
          <table:table-cell office:value-type="string">
            <text:p>0.15</text:p>
          </table:table-cell>
          <table:table-cell office:value-type="string">
            <text:p>1.6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Fighter Within</text:p>
          </table:table-cell>
          <table:table-cell office:value-type="string">
            <text:p>Fighting</text:p>
          </table:table-cell>
          <table:table-cell office:value-type="string">
            <text:p>Ubisoft</text:p>
          </table:table-cell>
          <table:table-cell office:value-type="string">
            <text:p>0.08</text:p>
          </table:table-cell>
          <table:table-cell office:value-type="string">
            <text:p>0.07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7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Rabbids Invasion: The Interactive TV Show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Hasbro Family Fun Pack Conquest Edition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merica's Greatest Game Shows: Wheel of Fortune &amp; Jeopardy!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string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Hasbro Family Fun Pack</text:p>
          </table:table-cell>
          <table:table-cell office:value-type="string">
            <text:p>Misc</text:p>
          </table:table-cell>
          <table:table-cell office:value-type="string">
            <text:p>Ubisoft</text:p>
          </table:table-cell>
          <table:table-cell office:value-type="string">
            <text:p>0.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Just Sing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Just Dance: Disney Party 2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06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Rocksmith 2014 Edition Remastered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Just Dance 2018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15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Just Dance 2017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ust Dance 2016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3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Rocksmith 2014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1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Just Dance 2014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1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Just Dance 2015</text:p>
          </table:table-cell>
          <table:table-cell office:value-type="string">
            <text:p>Music</text:p>
          </table:table-cell>
          <table:table-cell office:value-type="string">
            <text:p>Ubisoft</text:p>
          </table:table-cell>
          <table:table-cell office:value-type="string">
            <text:p>0.36</text:p>
          </table:table-cell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Rayman Legends</text:p>
          </table:table-cell>
          <table:table-cell office:value-type="string">
            <text:p>Platform</text:p>
          </table:table-cell>
          <table:table-cell office:value-type="string">
            <text:p>Ubisoft</text:p>
          </table:table-cell>
          <table:table-cell office:value-type="string">
            <text:p>0.13</text:p>
          </table:table-cell>
          <table:table-cell office:value-type="string">
            <text:p>0.22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8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The Crew: Wild Run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rackMania Turbo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05</text:p>
          </table:table-cell>
          <table:table-cell office:value-type="string">
            <text:p>0.0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rials Fusion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12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he Crew 2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2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The Crew</text:p>
          </table:table-cell>
          <table:table-cell office:value-type="string">
            <text:p>Racing</text:p>
          </table:table-cell>
          <table:table-cell office:value-type="string">
            <text:p>Ubisoft</text:p>
          </table:table-cell>
          <table:table-cell office:value-type="string">
            <text:p>0.32</text:p>
          </table:table-cell>
          <table:table-cell office:value-type="string">
            <text:p>0.34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7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outh Park: The Fractured But Whole</text:p>
          </table:table-cell>
          <table:table-cell office:value-type="string">
            <text:p>Role-Playing</text:p>
          </table:table-cell>
          <table:table-cell office:value-type="string">
            <text:p>Ubisoft</text:p>
          </table:table-cell>
          <table:table-cell office:value-type="string">
            <text:p>0.4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om Clancy's Ghost Recon Wildlands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0.98</text:p>
          </table:table-cell>
          <table:table-cell office:value-type="string">
            <text:p>0.48</text:p>
          </table:table-cell>
          <table:table-cell office:value-type="float" office:value="0">
            <text:p>0</text:p>
          </table:table-cell>
          <table:table-cell office:value-type="string">
            <text:p>0.15</text:p>
          </table:table-cell>
          <table:table-cell office:value-type="string">
            <text:p>1.6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ar Cry 4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0.85</text:p>
          </table:table-cell>
          <table:table-cell office:value-type="string">
            <text:p>0.68</text:p>
          </table:table-cell>
          <table:table-cell office:value-type="string">
            <text:p>0.02</text:p>
          </table:table-cell>
          <table:table-cell office:value-type="string">
            <text:p>0.14</text:p>
          </table:table-cell>
          <table:table-cell office:value-type="string">
            <text:p>1.6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om Clancy's The Division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1.54</text:p>
          </table:table-cell>
          <table:table-cell office:value-type="string">
            <text:p>0.82</text:p>
          </table:table-cell>
          <table:table-cell office:value-type="float" office:value="0">
            <text:p>0</text:p>
          </table:table-cell>
          <table:table-cell office:value-type="string">
            <text:p>0.24</text:p>
          </table:table-cell>
          <table:table-cell office:value-type="string">
            <text:p>2.5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m Clancy's Rainbow Six: Siege</text:p>
          </table:table-cell>
          <table:table-cell office:value-type="string">
            <text:p>Shooter</text:p>
          </table:table-cell>
          <table:table-cell office:value-type="string">
            <text:p>Ubisoft</text:p>
          </table:table-cell>
          <table:table-cell office:value-type="string">
            <text:p>1.62</text:p>
          </table:table-cell>
          <table:table-cell office:value-type="string">
            <text:p>0.84</text:p>
          </table:table-cell>
          <table:table-cell office:value-type="float" office:value="0">
            <text:p>0</text:p>
          </table:table-cell>
          <table:table-cell office:value-type="string">
            <text:p>0.25</text:p>
          </table:table-cell>
          <table:table-cell office:value-type="string">
            <text:p>2.7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hape Up</text:p>
          </table:table-cell>
          <table:table-cell office:value-type="string">
            <text:p>Sports</text:p>
          </table:table-cell>
          <table:table-cell office:value-type="string">
            <text:p>Ubisoft</text:p>
          </table:table-cell>
          <table:table-cell office:value-type="string">
            <text:p>0.08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teep</text:p>
          </table:table-cell>
          <table:table-cell office:value-type="string">
            <text:p>Sports</text:p>
          </table:table-cell>
          <table:table-cell office:value-type="string">
            <text:p>Ubisoft</text:p>
          </table:table-cell>
          <table:table-cell office:value-type="string">
            <text:p>0.24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Outlast Trinity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1</text:p>
          </table:table-cell>
          <table:table-cell office:value-type="string">
            <text:p>0.02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atman: Return to Arkham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12</text:p>
          </table:table-cell>
          <table:table-cell office:value-type="string">
            <text:p>0.06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The Lego Ninjago Movie Videogame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1</text:p>
          </table:table-cell>
          <table:table-cell office:value-type="string">
            <text:p>0.09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Lego Batman 3: Beyond Gotham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4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LEGO Marvel's Avengers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6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4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ad Max (2013)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29</text:p>
          </table:table-cell>
          <table:table-cell office:value-type="string">
            <text:p>0.16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LEGO Marvel Super Heroes 2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32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EGO Dimensions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47</text:p>
          </table:table-cell>
          <table:table-cell office:value-type="string">
            <text:p>0.18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EGO Jurassic World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44</text:p>
          </table:table-cell>
          <table:table-cell office:value-type="string">
            <text:p>0.27</text:p>
          </table:table-cell>
          <table:table-cell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7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iddle-Earth: Shadow of War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75</text:p>
          </table:table-cell>
          <table:table-cell office:value-type="string">
            <text:p>0.29</text:p>
          </table:table-cell>
          <table:table-cell office:value-type="float" office:value="0">
            <text:p>0</text:p>
          </table:table-cell>
          <table:table-cell office:value-type="string">
            <text:p>0.11</text:p>
          </table:table-cell>
          <table:table-cell office:value-type="string">
            <text:p>1.1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ego Marvel Super Heroes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61</text:p>
          </table:table-cell>
          <table:table-cell office:value-type="string">
            <text:p>0.44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1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iddle-Earth: Shadow of Mordor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77</text:p>
          </table:table-cell>
          <table:table-cell office:value-type="string">
            <text:p>0.52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  <table:table-cell office:value-type="string">
            <text:p>1.4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Dying Light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1.01</text:p>
          </table:table-cell>
          <table:table-cell office:value-type="string">
            <text:p>0.31</text:p>
          </table:table-cell>
          <table:table-cell office:value-type="string">
            <text:p>0.01</text:p>
          </table:table-cell>
          <table:table-cell office:value-type="string">
            <text:p>0.14</text:p>
          </table:table-cell>
          <table:table-cell office:value-type="string">
            <text:p>1.4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atman: Arkham Knight</text:p>
          </table:table-cell>
          <table:table-cell office:value-type="string">
            <text:p>Action</text:p>
          </table:table-cell>
          <table:table-cell office:value-type="string">
            <text:p>Warner Bros. Interactive Entertainment</text:p>
          </table:table-cell>
          <table:table-cell office:value-type="string">
            <text:p>0.97</text:p>
          </table:table-cell>
          <table:table-cell office:value-type="string">
            <text:p>0.46</text:p>
          </table:table-cell>
          <table:table-cell office:value-type="float" office:value="0">
            <text:p>0</text:p>
          </table:table-cell>
          <table:table-cell office:value-type="string">
            <text:p>0.14</text:p>
          </table:table-cell>
          <table:table-cell office:value-type="string">
            <text:p>1.5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LEGO The Hobbit</text:p>
          </table:table-cell>
          <table:table-cell office:value-type="string">
            <text:p>Action-Adventure</text:p>
          </table:table-cell>
          <table:table-cell office:value-type="string">
            <text:p>Warner Bros. Interactive Entertainment</text:p>
          </table:table-cell>
          <table:table-cell table:number-columns-repeated="2" office:value-type="string">
            <text:p>0.13</text:p>
          </table:table-cell>
          <table:table-cell office:value-type="float" office:value="0">
            <text:p>0</text:p>
          </table:table-cell>
          <table:table-cell office:value-type="string">
            <text:p>0.02</text:p>
          </table:table-cell>
          <table:table-cell office:value-type="string">
            <text:p>0.2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Lego Star Wars: The Force Awakens</text:p>
          </table:table-cell>
          <table:table-cell office:value-type="string">
            <text:p>Action-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24</text:p>
          </table:table-cell>
          <table:table-cell office:value-type="string">
            <text:p>0.22</text:p>
          </table:table-cell>
          <table:table-cell office:value-type="float" office:value="0">
            <text:p>0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he LEGO Movie Videogame</text:p>
          </table:table-cell>
          <table:table-cell office:value-type="string">
            <text:p>Action-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42</text:p>
          </table:table-cell>
          <table:table-cell office:value-type="string">
            <text:p>0.17</text:p>
          </table:table-cell>
          <table:table-cell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6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arvel's Guardians of the Galaxy: The Telltale Series</text:p>
          </table:table-cell>
          <table:table-cell office:value-type="string">
            <text:p>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he Walking Dead: A Telltale Series Collection</text:p>
          </table:table-cell>
          <table:table-cell office:value-type="string">
            <text:p>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The Walking Dead - The Telltale Series: A New Frontier</text:p>
          </table:table-cell>
          <table:table-cell office:value-type="string">
            <text:p>Adventure</text:p>
          </table:table-cell>
          <table:table-cell office:value-type="string">
            <text:p>Warner Bros. Interactive Entertainment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Injustice 2</text:p>
          </table:table-cell>
          <table:table-cell office:value-type="string">
            <text:p>Fighting</text:p>
          </table:table-cell>
          <table:table-cell office:value-type="string">
            <text:p>Warner Bros. Interactive Entertainment</text:p>
          </table:table-cell>
          <table:table-cell office:value-type="string">
            <text:p>0.65</text:p>
          </table:table-cell>
          <table:table-cell office:value-type="string">
            <text:p>0.16</text:p>
          </table:table-cell>
          <table:table-cell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8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rtal Kombat X</text:p>
          </table:table-cell>
          <table:table-cell office:value-type="string">
            <text:p>Fighting</text:p>
          </table:table-cell>
          <table:table-cell office:value-type="string">
            <text:p>Warner Bros. Interactive Entertainment</text:p>
          </table:table-cell>
          <table:table-cell office:value-type="string">
            <text:p>1.34</text:p>
          </table:table-cell>
          <table:table-cell office:value-type="string">
            <text:p>0.23</text:p>
          </table:table-cell>
          <table:table-cell office:value-type="float" office:value="0">
            <text:p>0</text:p>
          </table:table-cell>
          <table:table-cell office:value-type="string">
            <text:p>0.18</text:p>
          </table:table-cell>
          <table:table-cell office:value-type="string">
            <text:p>1.7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LEGO Worlds</text:p>
          </table:table-cell>
          <table:table-cell office:value-type="string">
            <text:p>Misc</text:p>
          </table:table-cell>
          <table:table-cell office:value-type="string">
            <text:p>Warner Bros. Interactive Entertainment</text:p>
          </table:table-cell>
          <table:table-cell office:value-type="string">
            <text:p>0.28</text:p>
          </table:table-cell>
          <table:table-cell office:value-type="string">
            <text:p>0.35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6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LEGO City Undercover</text:p>
          </table:table-cell>
          <table:table-cell office:value-type="string">
            <text:p>Platform</text:p>
          </table:table-cell>
          <table:table-cell office:value-type="string">
            <text:p>Warner Bros. Interactive Entertainment</text:p>
          </table:table-cell>
          <table:table-cell office:value-type="string">
            <text:p>0.15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office:value-type="string">
            <text:p>0.03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Cars 3: Driven to Win</text:p>
          </table:table-cell>
          <table:table-cell office:value-type="string">
            <text:p>Racing</text:p>
          </table:table-cell>
          <table:table-cell office:value-type="string">
            <text:p>Warner Bros. Interactive Entertainment</text:p>
          </table:table-cell>
          <table:table-cell office:value-type="string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0.05</text:p>
          </table:table-cell>
        </table:table-row>
      </table:table>
      <table:database-ranges>
        <table:database-range table:target-range-address="Tabelle1.A1:Tabelle1.I38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7">07.09.2022</text:date>, <text:time>15:12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9-07T15:12:17.12</dc:date>
    <dc:creator>Lena </dc:creator>
    <meta:editing-duration>PT2H14M56S</meta:editing-duration>
    <meta:editing-cycles>4</meta:editing-cycles>
    <meta:document-statistic meta:table-count="1" meta:cell-count="3501" meta:object-count="0"/>
  </office:meta>
</office:document-meta>
</file>